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" manifest:full-path="ObjectReplacements/"/>
  <manifest:file-entry manifest:media-type="text/xml" manifest:full-path="Object 10/content.xml"/>
  <manifest:file-entry manifest:media-type="" manifest:full-path="Object 10/progressbar/"/>
  <manifest:file-entry manifest:media-type="" manifest:full-path="Object 10/floater/"/>
  <manifest:file-entry manifest:media-type="" manifest:full-path="Object 10/popupmenu/"/>
  <manifest:file-entry manifest:media-type="" manifest:full-path="Object 10/menubar/"/>
  <manifest:file-entry manifest:media-type="" manifest:full-path="Object 10/toolbar/"/>
  <manifest:file-entry manifest:media-type="" manifest:full-path="Object 10/status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progressbar/"/>
  <manifest:file-entry manifest:media-type="" manifest:full-path="Object 12/floater/"/>
  <manifest:file-entry manifest:media-type="" manifest:full-path="Object 12/popupmenu/"/>
  <manifest:file-entry manifest:media-type="" manifest:full-path="Object 12/menubar/"/>
  <manifest:file-entry manifest:media-type="" manifest:full-path="Object 12/toolbar/"/>
  <manifest:file-entry manifest:media-type="" manifest:full-path="Object 12/status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progressbar/"/>
  <manifest:file-entry manifest:media-type="" manifest:full-path="Object 13/floater/"/>
  <manifest:file-entry manifest:media-type="" manifest:full-path="Object 13/popupmenu/"/>
  <manifest:file-entry manifest:media-type="" manifest:full-path="Object 13/menubar/"/>
  <manifest:file-entry manifest:media-type="" manifest:full-path="Object 13/toolbar/"/>
  <manifest:file-entry manifest:media-type="" manifest:full-path="Object 13/status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progressbar/"/>
  <manifest:file-entry manifest:media-type="" manifest:full-path="Object 14/floater/"/>
  <manifest:file-entry manifest:media-type="" manifest:full-path="Object 14/popupmenu/"/>
  <manifest:file-entry manifest:media-type="" manifest:full-path="Object 14/menubar/"/>
  <manifest:file-entry manifest:media-type="" manifest:full-path="Object 14/toolbar/"/>
  <manifest:file-entry manifest:media-type="" manifest:full-path="Object 14/status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progressbar/"/>
  <manifest:file-entry manifest:media-type="" manifest:full-path="Object 15/floater/"/>
  <manifest:file-entry manifest:media-type="" manifest:full-path="Object 15/popupmenu/"/>
  <manifest:file-entry manifest:media-type="" manifest:full-path="Object 15/menubar/"/>
  <manifest:file-entry manifest:media-type="" manifest:full-path="Object 15/toolbar/"/>
  <manifest:file-entry manifest:media-type="" manifest:full-path="Object 15/status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progressbar/"/>
  <manifest:file-entry manifest:media-type="" manifest:full-path="Object 16/floater/"/>
  <manifest:file-entry manifest:media-type="" manifest:full-path="Object 16/popupmenu/"/>
  <manifest:file-entry manifest:media-type="" manifest:full-path="Object 16/menubar/"/>
  <manifest:file-entry manifest:media-type="" manifest:full-path="Object 16/toolbar/"/>
  <manifest:file-entry manifest:media-type="" manifest:full-path="Object 16/status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progressbar/"/>
  <manifest:file-entry manifest:media-type="" manifest:full-path="Object 17/floater/"/>
  <manifest:file-entry manifest:media-type="" manifest:full-path="Object 17/popupmenu/"/>
  <manifest:file-entry manifest:media-type="" manifest:full-path="Object 17/menubar/"/>
  <manifest:file-entry manifest:media-type="" manifest:full-path="Object 17/toolbar/"/>
  <manifest:file-entry manifest:media-type="" manifest:full-path="Object 17/statusbar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progressbar/"/>
  <manifest:file-entry manifest:media-type="" manifest:full-path="Object 18/floater/"/>
  <manifest:file-entry manifest:media-type="" manifest:full-path="Object 18/popupmenu/"/>
  <manifest:file-entry manifest:media-type="" manifest:full-path="Object 18/menubar/"/>
  <manifest:file-entry manifest:media-type="" manifest:full-path="Object 18/toolbar/"/>
  <manifest:file-entry manifest:media-type="" manifest:full-path="Object 18/statusbar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" manifest:full-path="Object 1/menubar/"/>
  <manifest:file-entry manifest:media-type="" manifest:full-path="Object 1/toolbar/"/>
  <manifest:file-entry manifest:media-type="" manifest:full-path="Object 1/status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progressbar/"/>
  <manifest:file-entry manifest:media-type="" manifest:full-path="Object 2/floater/"/>
  <manifest:file-entry manifest:media-type="" manifest:full-path="Object 2/popupmenu/"/>
  <manifest:file-entry manifest:media-type="" manifest:full-path="Object 2/menubar/"/>
  <manifest:file-entry manifest:media-type="" manifest:full-path="Object 2/toolbar/"/>
  <manifest:file-entry manifest:media-type="" manifest:full-path="Object 2/status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progressbar/"/>
  <manifest:file-entry manifest:media-type="" manifest:full-path="Object 3/floater/"/>
  <manifest:file-entry manifest:media-type="" manifest:full-path="Object 3/popupmenu/"/>
  <manifest:file-entry manifest:media-type="" manifest:full-path="Object 3/menubar/"/>
  <manifest:file-entry manifest:media-type="" manifest:full-path="Object 3/toolbar/"/>
  <manifest:file-entry manifest:media-type="" manifest:full-path="Object 3/status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progressbar/"/>
  <manifest:file-entry manifest:media-type="" manifest:full-path="Object 4/floater/"/>
  <manifest:file-entry manifest:media-type="" manifest:full-path="Object 4/popupmenu/"/>
  <manifest:file-entry manifest:media-type="" manifest:full-path="Object 4/menubar/"/>
  <manifest:file-entry manifest:media-type="" manifest:full-path="Object 4/toolbar/"/>
  <manifest:file-entry manifest:media-type="" manifest:full-path="Object 4/status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progressbar/"/>
  <manifest:file-entry manifest:media-type="" manifest:full-path="Object 5/floater/"/>
  <manifest:file-entry manifest:media-type="" manifest:full-path="Object 5/popupmenu/"/>
  <manifest:file-entry manifest:media-type="" manifest:full-path="Object 5/menubar/"/>
  <manifest:file-entry manifest:media-type="" manifest:full-path="Object 5/toolbar/"/>
  <manifest:file-entry manifest:media-type="" manifest:full-path="Object 5/status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progressbar/"/>
  <manifest:file-entry manifest:media-type="" manifest:full-path="Object 6/floater/"/>
  <manifest:file-entry manifest:media-type="" manifest:full-path="Object 6/popupmenu/"/>
  <manifest:file-entry manifest:media-type="" manifest:full-path="Object 6/menubar/"/>
  <manifest:file-entry manifest:media-type="" manifest:full-path="Object 6/toolbar/"/>
  <manifest:file-entry manifest:media-type="" manifest:full-path="Object 6/status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progressbar/"/>
  <manifest:file-entry manifest:media-type="" manifest:full-path="Object 7/floater/"/>
  <manifest:file-entry manifest:media-type="" manifest:full-path="Object 7/popupmenu/"/>
  <manifest:file-entry manifest:media-type="" manifest:full-path="Object 7/menubar/"/>
  <manifest:file-entry manifest:media-type="" manifest:full-path="Object 7/toolbar/"/>
  <manifest:file-entry manifest:media-type="" manifest:full-path="Object 7/status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menubar/"/>
  <manifest:file-entry manifest:media-type="" manifest:full-path="Object 8/toolbar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progressbar/"/>
  <manifest:file-entry manifest:media-type="" manifest:full-path="Object 9/floater/"/>
  <manifest:file-entry manifest:media-type="" manifest:full-path="Object 9/popupmenu/"/>
  <manifest:file-entry manifest:media-type="" manifest:full-path="Object 9/menubar/"/>
  <manifest:file-entry manifest:media-type="" manifest:full-path="Object 9/toolbar/"/>
  <manifest:file-entry manifest:media-type="" manifest:full-path="Object 9/status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9375in" fo:margin-left="-0.0785in" table:align="left" style:writing-mode="lr-tb"/>
    </style:style>
    <style:style style:name="Table1.A" style:family="table-column">
      <style:table-column-properties style:column-width="0.6389in"/>
    </style:style>
    <style:style style:name="Table1.B" style:family="table-column">
      <style:table-column-properties style:column-width="0.3819in"/>
    </style:style>
    <style:style style:name="Table1.G" style:family="table-column">
      <style:table-column-properties style:column-width="0.388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G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5" style:family="table-cell">
      <style:table-cell-properties style:vertical-align="top" fo:background-color="#ffff9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G5" style:family="table-cell">
      <style:table-cell-properties style:vertical-align="top" fo:background-color="#ffff9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" style:family="table">
      <style:table-properties style:width="4.325in" fo:margin-left="-0.0785in" table:align="left" style:writing-mode="lr-tb"/>
    </style:style>
    <style:style style:name="Table2.A" style:family="table-column">
      <style:table-column-properties style:column-width="0.6389in"/>
    </style:style>
    <style:style style:name="Table2.B" style:family="table-column">
      <style:table-column-properties style:column-width="0.5854in"/>
    </style:style>
    <style:style style:name="Table2.E" style:family="table-column">
      <style:table-column-properties style:column-width="0.641in"/>
    </style:style>
    <style:style style:name="Table2.G" style:family="table-column">
      <style:table-column-properties style:column-width="0.647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G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A5" style:family="table-cell">
      <style:table-cell-properties style:vertical-align="top" fo:background-color="#ffff9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G5" style:family="table-cell">
      <style:table-cell-properties style:vertical-align="top" fo:background-color="#ffff9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" style:family="table">
      <style:table-properties style:width="4.325in" fo:margin-left="-0.0785in" table:align="left" style:writing-mode="lr-tb"/>
    </style:style>
    <style:style style:name="Table3.A" style:family="table-column">
      <style:table-column-properties style:column-width="0.6389in"/>
    </style:style>
    <style:style style:name="Table3.B" style:family="table-column">
      <style:table-column-properties style:column-width="0.5854in"/>
    </style:style>
    <style:style style:name="Table3.E" style:family="table-column">
      <style:table-column-properties style:column-width="0.641in"/>
    </style:style>
    <style:style style:name="Table3.G" style:family="table-column">
      <style:table-column-properties style:column-width="0.647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G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A5" style:family="table-cell">
      <style:table-cell-properties style:vertical-align="top" fo:background-color="#ffff9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G5" style:family="table-cell">
      <style:table-cell-properties style:vertical-align="top" fo:background-color="#ffff9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style:text-position="sub 58%" style:font-name="Symbol"/>
    </style:style>
    <style:style style:name="T7" style:family="text">
      <style:text-properties style:font-name="Symbol"/>
    </style:style>
    <style:style style:name="T8" style:family="text">
      <style:text-properties style:font-name="Symbol" fo:font-weight="bold" style:font-weight-asian="bold" style:font-weight-complex="bold"/>
    </style:style>
    <style:style style:name="fr1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Introduction</text:h>
      <text:p text:style-name="Standard">All derivatives taken from:</text:p>
      <text:p text:style-name="Standard">(1)<text:tab/>Niketic, S. R.; Rasmussen, K. <text:span text:style-name="T1">The Consistent Force Field: A Documentation</text:span>; Springer: New York, 1977.</text:p>
      <text:p text:style-name="Standard"/>
      <text:h text:style-name="P4" text:outline-level="1">Radial Terms</text:h>
      <text:p text:style-name="Standard"/>
      <text:p text:style-name="Standard"><draw:frame draw:style-name="fr1" draw:name="Object1" text:anchor-type="as-char" svg:width="1.9283in" svg:height="0.7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Derivatives of r w.r.t. the coordinates:</text:p>
      <text:p text:style-name="Standard"/>
      <text:p text:style-name="Standard"><draw:frame draw:style-name="fr1" draw:name="Object2" text:anchor-type="as-char" svg:width="1.539in" svg:height="0.941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h text:style-name="P4" text:outline-level="1">Angle Terms</text:h>
      <text:p text:style-name="Standard"/>
      <text:p text:style-name="Standard"><draw:frame draw:style-name="fr1" draw:name="Object3" text:anchor-type="as-char" svg:width="1.9846in" svg:height="0.776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Object4" text:anchor-type="as-char" svg:width="2.039in" svg:height="0.776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Object5" text:anchor-type="as-char" svg:width="0.9193in" svg:height="0.466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1" draw:name="Object6" text:anchor-type="as-char" svg:width="2.8992in" svg:height="0.4665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<draw:frame draw:style-name="fr1" draw:name="Object7" text:anchor-type="as-char" svg:width="2.1154in" svg:height="0.429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1" draw:name="Object8" text:anchor-type="as-char" svg:width="2.7571in" svg:height="1.161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1" draw:name="Object9" text:anchor-type="as-char" svg:width="3.3189in" svg:height="0.4665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The derivatives w.r.t. S can also be expressed in a matrix:</text:p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text:span text:style-name="T3">S</text:span><text:span text:style-name="T5">1</text:span></text:p>
          </table:table-cell>
          <table:table-cell table:style-name="Table1.A1" office:value-type="string">
            <text:p text:style-name="P1"><text:span text:style-name="T3">S</text:span><text:span text:style-name="T5">2</text:span></text:p>
          </table:table-cell>
          <table:table-cell table:style-name="Table1.A1" office:value-type="string">
            <text:p text:style-name="P1"><text:span text:style-name="T3">S</text:span><text:span text:style-name="T5">3</text:span></text:p>
          </table:table-cell>
          <table:table-cell table:style-name="Table1.A1" office:value-type="string">
            <text:p text:style-name="P1"><text:span text:style-name="T3">S</text:span><text:span text:style-name="T5">4</text:span></text:p>
          </table:table-cell>
          <table:table-cell table:style-name="Table1.A1" office:value-type="string">
            <text:p text:style-name="P1"><text:span text:style-name="T3">S</text:span><text:span text:style-name="T5">5</text:span></text:p>
          </table:table-cell>
          <table:table-cell table:style-name="Table1.G1" office:value-type="string">
            <text:p text:style-name="P1"><text:span text:style-name="T3">S</text:span><text:span text:style-name="T5">6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i1</text:span>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G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i2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G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i3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G1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j1</text:span></text:p>
          </table:table-cell>
          <table:table-cell table:style-name="Table1.A5" office:value-type="string">
            <text:p text:style-name="P1">-1</text:p>
          </table:table-cell>
          <table:table-cell table:style-name="Table1.A5" office:value-type="string">
            <text:p text:style-name="P1"/>
          </table:table-cell>
          <table:table-cell table:style-name="Table1.A5" office:value-type="string">
            <text:p text:style-name="P1"/>
          </table:table-cell>
          <table:table-cell table:style-name="Table1.A5" office:value-type="string">
            <text:p text:style-name="P1">-1</text:p>
          </table:table-cell>
          <table:table-cell table:style-name="Table1.A5" office:value-type="string">
            <text:p text:style-name="P1"/>
          </table:table-cell>
          <table:table-cell table:style-name="Table1.G5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j2</text:span></text:p>
          </table:table-cell>
          <table:table-cell table:style-name="Table1.A5" office:value-type="string">
            <text:p text:style-name="P1"/>
          </table:table-cell>
          <table:table-cell table:style-name="Table1.A5" office:value-type="string">
            <text:p text:style-name="P1">-1</text:p>
          </table:table-cell>
          <table:table-cell table:style-name="Table1.A5" office:value-type="string">
            <text:p text:style-name="P1"/>
          </table:table-cell>
          <table:table-cell table:style-name="Table1.A5" office:value-type="string">
            <text:p text:style-name="P1"/>
          </table:table-cell>
          <table:table-cell table:style-name="Table1.A5" office:value-type="string">
            <text:p text:style-name="P1">-1</text:p>
          </table:table-cell>
          <table:table-cell table:style-name="Table1.G5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j3</text:span></text:p>
          </table:table-cell>
          <table:table-cell table:style-name="Table1.A5" office:value-type="string">
            <text:p text:style-name="P1"/>
          </table:table-cell>
          <table:table-cell table:style-name="Table1.A5" office:value-type="string">
            <text:p text:style-name="P1"/>
          </table:table-cell>
          <table:table-cell table:style-name="Table1.A5" office:value-type="string">
            <text:p text:style-name="P1">-1</text:p>
          </table:table-cell>
          <table:table-cell table:style-name="Table1.A5" office:value-type="string">
            <text:p text:style-name="P1"/>
          </table:table-cell>
          <table:table-cell table:style-name="Table1.A5" office:value-type="string">
            <text:p text:style-name="P1"/>
          </table:table-cell>
          <table:table-cell table:style-name="Table1.G5" office:value-type="string">
            <text:p text:style-name="P1">-1</text:p>
          </table:table-cell>
        </table:table-row>
        <table:table-row table:style-name="Table1.1">
          <table:table-cell table:style-name="Table1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k1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/>
          </table:table-cell>
          <table:table-cell table:style-name="Table1.G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k2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</text:p>
          </table:table-cell>
          <table:table-cell table:style-name="Table1.G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k3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G1" office:value-type="string">
            <text:p text:style-name="P1">1</text:p>
          </table:table-cell>
        </table:table-row>
      </table:table>
      <text:p text:style-name="Standard"/>
      <text:h text:style-name="P4" text:outline-level="1">Torsion Terms</text:h>
      <text:p text:style-name="Standard"/>
      <text:p text:style-name="Standard"><draw:frame draw:style-name="fr1" draw:name="Object10" text:anchor-type="as-char" svg:width="1.9846in" svg:height="0.776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1" draw:name="Object11" text:anchor-type="as-char" svg:width="2.9772in" svg:height="0.7764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1" draw:name="Object12" text:anchor-type="as-char" svg:width="2.0602in" svg:height="0.776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define the dihedral:</text:p>
      <text:p text:style-name="Standard"><draw:frame draw:style-name="fr1" draw:name="Object13" text:anchor-type="as-char" svg:width="1.7602in" svg:height="0.5126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>Change variables to define:</text:p>
      <text:p text:style-name="Standard"><draw:frame draw:style-name="fr1" draw:name="Object14" text:anchor-type="as-char" svg:width="2.2508in" svg:height="0.7764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1" draw:name="Object15" text:anchor-type="as-char" svg:width="2.372in" svg:height="0.7764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/>
      <text:p text:style-name="Standard">The torsion is now the angle between these two vectors:</text:p>
      <text:p text:style-name="Standard"><draw:frame draw:style-name="fr1" draw:name="Object16" text:anchor-type="as-char" svg:width="0.8992in" svg:height="0.4665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Standard">Now we need to calculate:</text:p>
      <text:p text:style-name="Standard"><draw:frame draw:style-name="fr1" draw:name="Object17" text:anchor-type="as-char" svg:width="3.0437in" svg:height="0.4665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/>
      <text:p text:style-name="Standard">The <text:span text:style-name="T7"></text:span>/<text:span text:style-name="T7"></text:span>T<text:span text:style-name="T6"></text:span> terms are calculated using the equations from the angles section above:</text:p>
      <text:p text:style-name="Standard"><draw:frame draw:style-name="fr1" draw:name="Object18" text:anchor-type="as-char" svg:width="2.1571in" svg:height="0.4299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When sin<text:span text:style-name="T7"></text:span> is zero:</text:p>
      <text:p text:style-name="Standard"><draw:frame draw:style-name="fr1" draw:name="Object19" text:anchor-type="as-char" svg:width="2.1811in" svg:height="0.4299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/>
      <text:p text:style-name="Standard"><text:soft-page-break/><draw:frame draw:style-name="fr1" draw:name="Object20" text:anchor-type="as-char" svg:width="2.7846in" svg:height="1.161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The table with the partials is now, of course, much more complicated: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 table:number-columns-repeated="2"/>
        <table:table-column table:style-name="Table2.G"/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<text:span text:style-name="T3">T</text:span><text:span text:style-name="T5">1</text:span></text:p>
          </table:table-cell>
          <table:table-cell table:style-name="Table2.A1" office:value-type="string">
            <text:p text:style-name="P1"><text:span text:style-name="T3">T</text:span><text:span text:style-name="T5">2</text:span></text:p>
          </table:table-cell>
          <table:table-cell table:style-name="Table2.A1" office:value-type="string">
            <text:p text:style-name="P1"><text:span text:style-name="T3">T</text:span><text:span text:style-name="T5">3</text:span></text:p>
          </table:table-cell>
          <table:table-cell table:style-name="Table2.A1" office:value-type="string">
            <text:p text:style-name="P1"><text:span text:style-name="T3">T</text:span><text:span text:style-name="T5">4</text:span></text:p>
          </table:table-cell>
          <table:table-cell table:style-name="Table2.A1" office:value-type="string">
            <text:p text:style-name="P1"><text:span text:style-name="T3">T</text:span><text:span text:style-name="T5">5</text:span></text:p>
          </table:table-cell>
          <table:table-cell table:style-name="Table2.G1" office:value-type="string">
            <text:p text:style-name="P1"><text:span text:style-name="T3">T</text:span><text:span text:style-name="T5">6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i1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-S<text:span text:style-name="T4">6</text:span></text:p>
          </table:table-cell>
          <table:table-cell table:style-name="Table2.A1" office:value-type="string">
            <text:p text:style-name="P1">S<text:span text:style-name="T4">5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G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i2</text:span></text:p>
          </table:table-cell>
          <table:table-cell table:style-name="Table2.A1" office:value-type="string">
            <text:p text:style-name="P1">S<text:span text:style-name="T4">6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-S<text:span text:style-name="T4">4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G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i3</text:span></text:p>
          </table:table-cell>
          <table:table-cell table:style-name="Table2.A1" office:value-type="string">
            <text:p text:style-name="P1">-S<text:span text:style-name="T4">5</text:span></text:p>
          </table:table-cell>
          <table:table-cell table:style-name="Table2.A1" office:value-type="string">
            <text:p text:style-name="P1">S<text:span text:style-name="T4">4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G1" office:value-type="string"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j1</text:span>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>S<text:span text:style-name="T4">6</text:span>-S<text:span text:style-name="T4">3</text:span></text:p>
          </table:table-cell>
          <table:table-cell table:style-name="Table2.A5" office:value-type="string">
            <text:p text:style-name="P1">S<text:span text:style-name="T4">2</text:span>-S<text:span text:style-name="T4">5</text:span>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>-S<text:span text:style-name="T4">12</text:span></text:p>
          </table:table-cell>
          <table:table-cell table:style-name="Table2.G5" office:value-type="string">
            <text:p text:style-name="P1">S<text:span text:style-name="T4">11</text:span></text:p>
          </table:table-cell>
        </table:table-row>
        <table:table-row table:style-name="Table2.1">
          <table:table-cell table:style-name="Table2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j2</text:span></text:p>
          </table:table-cell>
          <table:table-cell table:style-name="Table2.A5" office:value-type="string">
            <text:p text:style-name="P1">S<text:span text:style-name="T4">3</text:span>-S<text:span text:style-name="T4">6</text:span>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>S<text:span text:style-name="T4">4</text:span>-S<text:span text:style-name="T4">1</text:span></text:p>
          </table:table-cell>
          <table:table-cell table:style-name="Table2.A5" office:value-type="string">
            <text:p text:style-name="P1">S<text:span text:style-name="T4">12</text:span></text:p>
          </table:table-cell>
          <table:table-cell table:style-name="Table2.A5" office:value-type="string">
            <text:p text:style-name="P1"/>
          </table:table-cell>
          <table:table-cell table:style-name="Table2.G5" office:value-type="string">
            <text:p text:style-name="P1">-S<text:span text:style-name="T4">10</text:span></text:p>
          </table:table-cell>
        </table:table-row>
        <table:table-row table:style-name="Table2.1">
          <table:table-cell table:style-name="Table2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j3</text:span></text:p>
          </table:table-cell>
          <table:table-cell table:style-name="Table2.A5" office:value-type="string">
            <text:p text:style-name="P1">S<text:span text:style-name="T4">5</text:span>-S<text:span text:style-name="T4">2</text:span></text:p>
          </table:table-cell>
          <table:table-cell table:style-name="Table2.A5" office:value-type="string">
            <text:p text:style-name="P1">S<text:span text:style-name="T4">1</text:span>-S<text:span text:style-name="T4">4</text:span>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>-S<text:span text:style-name="T4">11</text:span></text:p>
          </table:table-cell>
          <table:table-cell table:style-name="Table2.A5" office:value-type="string">
            <text:p text:style-name="P1">S<text:span text:style-name="T4">10</text:span></text:p>
          </table:table-cell>
          <table:table-cell table:style-name="Table2.G5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k1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S<text:span text:style-name="T4">3</text:span></text:p>
          </table:table-cell>
          <table:table-cell table:style-name="Table2.A1" office:value-type="string">
            <text:p text:style-name="P1">-S<text:span text:style-name="T4">2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S<text:span text:style-name="T4">12</text:span>-S<text:span text:style-name="T4">9</text:span></text:p>
          </table:table-cell>
          <table:table-cell table:style-name="Table2.G1" office:value-type="string">
            <text:p text:style-name="P1">S<text:span text:style-name="T4">8</text:span>-S<text:span text:style-name="T4">11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k2</text:span></text:p>
          </table:table-cell>
          <table:table-cell table:style-name="Table2.A1" office:value-type="string">
            <text:p text:style-name="P1">-S<text:span text:style-name="T4">3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S<text:span text:style-name="T4">1</text:span></text:p>
          </table:table-cell>
          <table:table-cell table:style-name="Table2.A1" office:value-type="string">
            <text:p text:style-name="P1">S<text:span text:style-name="T4">9</text:span>-S<text:span text:style-name="T4">12</text:span></text:p>
          </table:table-cell>
          <table:table-cell table:style-name="Table2.A1" office:value-type="string">
            <text:p text:style-name="P1"/>
          </table:table-cell>
          <table:table-cell table:style-name="Table2.G1" office:value-type="string">
            <text:p text:style-name="P1">S<text:span text:style-name="T4">10</text:span>-S<text:span text:style-name="T4">7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k3</text:span></text:p>
          </table:table-cell>
          <table:table-cell table:style-name="Table2.A1" office:value-type="string">
            <text:p text:style-name="P1">S<text:span text:style-name="T4">2</text:span></text:p>
          </table:table-cell>
          <table:table-cell table:style-name="Table2.A1" office:value-type="string">
            <text:p text:style-name="P1">-S<text:span text:style-name="T4">1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S<text:span text:style-name="T4">11</text:span>-S<text:span text:style-name="T4">8</text:span></text:p>
          </table:table-cell>
          <table:table-cell table:style-name="Table2.A1" office:value-type="string">
            <text:p text:style-name="P1">S<text:span text:style-name="T4">7</text:span>-S<text:span text:style-name="T4">10</text:span></text:p>
          </table:table-cell>
          <table:table-cell table:style-name="Table2.G1" office:value-type="string"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l1</text:span>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>S<text:span text:style-name="T4">9</text:span></text:p>
          </table:table-cell>
          <table:table-cell table:style-name="Table2.G5" office:value-type="string">
            <text:p text:style-name="P1">-S<text:span text:style-name="T4">8</text:span></text:p>
          </table:table-cell>
        </table:table-row>
        <table:table-row table:style-name="Table2.1">
          <table:table-cell table:style-name="Table2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l2</text:span>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>-S<text:span text:style-name="T4">9</text:span></text:p>
          </table:table-cell>
          <table:table-cell table:style-name="Table2.A5" office:value-type="string">
            <text:p text:style-name="P1"/>
          </table:table-cell>
          <table:table-cell table:style-name="Table2.G5" office:value-type="string">
            <text:p text:style-name="P1">S<text:span text:style-name="T4">7</text:span></text:p>
          </table:table-cell>
        </table:table-row>
        <table:table-row table:style-name="Table2.1">
          <table:table-cell table:style-name="Table2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l3</text:span></text:p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/>
          </table:table-cell>
          <table:table-cell table:style-name="Table2.A5" office:value-type="string">
            <text:p text:style-name="P1">S<text:span text:style-name="T4">8</text:span></text:p>
          </table:table-cell>
          <table:table-cell table:style-name="Table2.A5" office:value-type="string">
            <text:p text:style-name="P1">-S<text:span text:style-name="T4">7</text:span></text:p>
          </table:table-cell>
          <table:table-cell table:style-name="Table2.G5" office:value-type="string">
            <text:p text:style-name="P1"/>
          </table:table-cell>
        </table:table-row>
      </table:table>
      <text:p text:style-name="Standard"/>
      <text:h text:style-name="P4" text:outline-level="1">Inversion Terms</text:h>
      <text:p text:style-name="Standard">For four atoms i, j, k, l, where i is the three-coordinated central atom. The inversion term needs to be evaluated for j, k, l crossing the planes (i,k,l), (i,j,l), (i,j,k) respectively. The terms below are presented for inversion of l across the (i,j,k) plane. We are primarily interested in the partials for the angle <draw:frame draw:style-name="fr1" draw:name="Object21" text:anchor-type="as-char" svg:width="0.1807in" svg:height="0.1839in" draw:z-index="20"><draw:object xlink:href="./Object 21" xlink:type="simple" xlink:show="embed" xlink:actuate="onLoad"/><draw:image xlink:href="./ObjectReplacements/Object 21" xlink:type="simple" xlink:show="embed" xlink:actuate="onLoad"/></draw:frame>between the normal to the plane (i,j,k) and the axis (i.l). Note that unlike for torsion i is the central atom here which is being made the origin</text:p>
      <text:p text:style-name="Standard"/>
      <text:p text:style-name="Standard"><draw:frame draw:style-name="fr1" draw:name="Object22" text:anchor-type="as-char" svg:width="1.9846in" svg:height="0.7764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<draw:frame draw:style-name="fr1" draw:name="Object23" text:anchor-type="as-char" svg:width="2.0043in" svg:height="0.7764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draw:frame draw:style-name="fr1" draw:name="Object24" text:anchor-type="as-char" svg:width="1.9547in" svg:height="0.7764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define the angle between the normal to the plane (i,j,k) and IL</text:p>
      <text:p text:style-name="Standard"><draw:frame draw:style-name="fr1" draw:name="Object25" text:anchor-type="as-char" svg:width="1.4646in" svg:height="0.5126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/>
      <text:p text:style-name="Standard">Change variables to define:</text:p>
      <text:p text:style-name="Standard"><draw:frame draw:style-name="fr1" draw:name="Object26" text:anchor-type="as-char" svg:width="2.2508in" svg:height="0.7764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/>
      <text:p text:style-name="Standard">The <draw:frame draw:style-name="fr1" draw:name="Object27" text:anchor-type="as-char" svg:width="0.4228in" svg:height="0.1839in" draw:z-index="26"><draw:object xlink:href="./Object 27" xlink:type="simple" xlink:show="embed" xlink:actuate="onLoad"/><draw:image xlink:href="./ObjectReplacements/Object 27" xlink:type="simple" xlink:show="embed" xlink:actuate="onLoad"/></draw:frame> is now the angle between these two vectors:</text:p>
      <text:p text:style-name="Standard"><draw:frame draw:style-name="fr1" draw:name="Object28" text:anchor-type="as-char" svg:width="0.9008in" svg:height="0.4665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Now we need to calculate:</text:p>
      <text:p text:style-name="Standard"><draw:frame draw:style-name="fr1" draw:name="Object29" text:anchor-type="as-char" svg:width="3.511in" svg:height="0.4783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/>
      <text:p text:style-name="Standard">The <draw:frame draw:style-name="fr1" draw:name="Object30" text:anchor-type="as-char" svg:width="0.411in" svg:height="0.4299in" draw:z-index="29"><draw:object xlink:href="./Object 30" xlink:type="simple" xlink:show="embed" xlink:actuate="onLoad"/><draw:image xlink:href="./ObjectReplacements/Object 30" xlink:type="simple" xlink:show="embed" xlink:actuate="onLoad"/></draw:frame> and <draw:frame draw:style-name="fr1" draw:name="Object31" text:anchor-type="as-char" svg:width="0.3953in" svg:height="0.4299in" draw:z-index="30"><draw:object xlink:href="./Object 31" xlink:type="simple" xlink:show="embed" xlink:actuate="onLoad"/><draw:image xlink:href="./ObjectReplacements/Object 31" xlink:type="simple" xlink:show="embed" xlink:actuate="onLoad"/></draw:frame>terms are calculated using the equation for <draw:frame draw:style-name="fr1" draw:name="Object32" text:anchor-type="as-char" svg:width="0.4228in" svg:height="0.1839in" draw:z-index="31"><draw:object xlink:href="./Object 32" xlink:type="simple" xlink:show="embed" xlink:actuate="onLoad"/><draw:image xlink:href="./ObjectReplacements/Object 32" xlink:type="simple" xlink:show="embed" xlink:actuate="onLoad"/></draw:frame>above:</text:p>
      <text:p text:style-name="Standard"><draw:frame draw:style-name="fr1" draw:name="Object33" text:anchor-type="as-char" svg:width="2.1228in" svg:height="0.4299in" draw:z-index="32"><draw:object xlink:href="./Object 33" xlink:type="simple" xlink:show="embed" xlink:actuate="onLoad"/><draw:image xlink:href="./ObjectReplacements/Object 33" xlink:type="simple" xlink:show="embed" xlink:actuate="onLoad"/></draw:frame> and <draw:frame draw:style-name="fr1" draw:name="Object34" text:anchor-type="as-char" svg:width="2.1134in" svg:height="0.4299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/>
      <text:p text:style-name="Standard"/>
      <text:p text:style-name="Standard"><text:soft-page-break/>When <draw:frame draw:style-name="fr1" draw:name="Object35" text:anchor-type="as-char" svg:width="0.3984in" svg:height="0.1839in" draw:z-index="34"><draw:object xlink:href="./Object 35" xlink:type="simple" xlink:show="embed" xlink:actuate="onLoad"/><draw:image xlink:href="./ObjectReplacements/Object 35" xlink:type="simple" xlink:show="embed" xlink:actuate="onLoad"/></draw:frame> is zero (umm.. this is logic if any, is coming from the torsion stuff above):</text:p>
      <text:p text:style-name="Standard"><draw:frame draw:style-name="fr1" draw:name="Object36" text:anchor-type="as-char" svg:width="2.1472in" svg:height="0.4299in" draw:z-index="35"><draw:object xlink:href="./Object 36" xlink:type="simple" xlink:show="embed" xlink:actuate="onLoad"/><draw:image xlink:href="./ObjectReplacements/Object 36" xlink:type="simple" xlink:show="embed" xlink:actuate="onLoad"/></draw:frame> and <draw:frame draw:style-name="fr1" draw:name="Object37" text:anchor-type="as-char" svg:width="2.1311in" svg:height="0.4299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/>
      <text:p text:style-name="Standard">Where</text:p>
      <text:p text:style-name="Standard"><draw:frame draw:style-name="fr1" draw:name="Object38" text:anchor-type="as-char" svg:width="2.6945in" svg:height="1.0346in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/>
      <text:p text:style-name="Standard">The table with the partials is now, of course, less complicated than the torsions: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 table:number-columns-repeated="2"/>
        <table:table-column table:style-name="Table3.G"/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<text:span text:style-name="T3">T</text:span><text:span text:style-name="T5">1</text:span></text:p>
          </table:table-cell>
          <table:table-cell table:style-name="Table3.A1" office:value-type="string">
            <text:p text:style-name="P1"><text:span text:style-name="T3">T</text:span><text:span text:style-name="T5">2</text:span></text:p>
          </table:table-cell>
          <table:table-cell table:style-name="Table3.A1" office:value-type="string">
            <text:p text:style-name="P1"><text:span text:style-name="T3">T</text:span><text:span text:style-name="T5">3</text:span></text:p>
          </table:table-cell>
          <table:table-cell table:style-name="Table3.A1" office:value-type="string">
            <text:p text:style-name="P1"><text:span text:style-name="T3">S</text:span><text:span text:style-name="T5">7</text:span></text:p>
          </table:table-cell>
          <table:table-cell table:style-name="Table3.A1" office:value-type="string">
            <text:p text:style-name="P1"><text:span text:style-name="T3">S</text:span><text:span text:style-name="T5">8</text:span></text:p>
          </table:table-cell>
          <table:table-cell table:style-name="Table3.G1" office:value-type="string">
            <text:p text:style-name="P1"><text:span text:style-name="T3">S</text:span><text:span text:style-name="T5">9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i1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<text:s/>S<text:span text:style-name="T4">6</text:span></text:p>
          </table:table-cell>
          <table:table-cell table:style-name="Table3.A1" office:value-type="string">
            <text:p text:style-name="P1">-S<text:span text:style-name="T4">5</text:span></text:p>
          </table:table-cell>
          <table:table-cell table:style-name="Table3.A1" office:value-type="string">
            <text:p text:style-name="P1"><text:s text:c="2"/>-1</text:p>
          </table:table-cell>
          <table:table-cell table:style-name="Table3.A1" office:value-type="string">
            <text:p text:style-name="P1"/>
          </table:table-cell>
          <table:table-cell table:style-name="Table3.G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i2</text:span></text:p>
          </table:table-cell>
          <table:table-cell table:style-name="Table3.A1" office:value-type="string">
            <text:p text:style-name="P1"><text:s/>-S<text:span text:style-name="T4">6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<text:s/>S<text:span text:style-name="T4">4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<text:s text:c="2"/>-1</text:p>
          </table:table-cell>
          <table:table-cell table:style-name="Table3.G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i3</text:span></text:p>
          </table:table-cell>
          <table:table-cell table:style-name="Table3.A1" office:value-type="string">
            <text:p text:style-name="P1"><text:s text:c="2"/>S<text:span text:style-name="T4">5</text:span></text:p>
          </table:table-cell>
          <table:table-cell table:style-name="Table3.A1" office:value-type="string">
            <text:p text:style-name="P1">-S<text:span text:style-name="T4">4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G1" office:value-type="string">
            <text:p text:style-name="P1"><text:s text:c="2"/>-1</text:p>
          </table:table-cell>
        </table:table-row>
        <table:table-row table:style-name="Table3.1">
          <table:table-cell table:style-name="Table3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j1</text:span></text:p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>-S<text:span text:style-name="T4">6</text:span></text:p>
          </table:table-cell>
          <table:table-cell table:style-name="Table3.A5" office:value-type="string">
            <text:p text:style-name="P1"><text:s/>S<text:span text:style-name="T4">5</text:span></text:p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/>
          </table:table-cell>
          <table:table-cell table:style-name="Table3.G5" office:value-type="string">
            <text:p text:style-name="P1"/>
          </table:table-cell>
        </table:table-row>
        <table:table-row table:style-name="Table3.1">
          <table:table-cell table:style-name="Table3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j2</text:span></text:p>
          </table:table-cell>
          <table:table-cell table:style-name="Table3.A5" office:value-type="string">
            <text:p text:style-name="P1"><text:s text:c="2"/>S<text:span text:style-name="T4">6</text:span></text:p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>-S<text:span text:style-name="T4">4</text:span></text:p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/>
          </table:table-cell>
          <table:table-cell table:style-name="Table3.G5" office:value-type="string">
            <text:p text:style-name="P1"/>
          </table:table-cell>
        </table:table-row>
        <table:table-row table:style-name="Table3.1">
          <table:table-cell table:style-name="Table3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j3</text:span></text:p>
          </table:table-cell>
          <table:table-cell table:style-name="Table3.A5" office:value-type="string">
            <text:p text:style-name="P1">-S<text:span text:style-name="T4">5</text:span></text:p>
          </table:table-cell>
          <table:table-cell table:style-name="Table3.A5" office:value-type="string">
            <text:p text:style-name="P1"><text:s text:c="2"/>S<text:span text:style-name="T4">4</text:span></text:p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/>
          </table:table-cell>
          <table:table-cell table:style-name="Table3.G5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k1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<text:s text:c="2"/>S<text:span text:style-name="T4">3</text:span></text:p>
          </table:table-cell>
          <table:table-cell table:style-name="Table3.A1" office:value-type="string">
            <text:p text:style-name="P1">-S<text:span text:style-name="T4">2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G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k2</text:span></text:p>
          </table:table-cell>
          <table:table-cell table:style-name="Table3.A1" office:value-type="string">
            <text:p text:style-name="P1">-S<text:span text:style-name="T4">3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<text:s text:c="2"/>S<text:span text:style-name="T4">1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G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k3</text:span></text:p>
          </table:table-cell>
          <table:table-cell table:style-name="Table3.A1" office:value-type="string">
            <text:p text:style-name="P1"><text:s text:c="2"/>S<text:span text:style-name="T4">2</text:span></text:p>
          </table:table-cell>
          <table:table-cell table:style-name="Table3.A1" office:value-type="string">
            <text:p text:style-name="P1">-S<text:span text:style-name="T4">1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G1" office:value-type="string">
            <text:p text:style-name="P1"/>
          </table:table-cell>
        </table:table-row>
        <table:table-row table:style-name="Table3.1">
          <table:table-cell table:style-name="Table3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l1</text:span></text:p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><text:s text:c="3"/>1</text:p>
          </table:table-cell>
          <table:table-cell table:style-name="Table3.A5" office:value-type="string">
            <text:p text:style-name="P1"><text:s/></text:p>
          </table:table-cell>
          <table:table-cell table:style-name="Table3.G5" office:value-type="string">
            <text:p text:style-name="P1"><text:s/></text:p>
          </table:table-cell>
        </table:table-row>
        <table:table-row table:style-name="Table3.1">
          <table:table-cell table:style-name="Table3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l2</text:span></text:p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><text:s text:c="4"/>1</text:p>
          </table:table-cell>
          <table:table-cell table:style-name="Table3.G5" office:value-type="string">
            <text:p text:style-name="P1"/>
          </table:table-cell>
        </table:table-row>
        <table:table-row table:style-name="Table3.1">
          <table:table-cell table:style-name="Table3.A5" office:value-type="string">
            <text:p text:style-name="P1"><text:span text:style-name="T8"></text:span><text:span text:style-name="T3">/</text:span><text:span text:style-name="T8"></text:span><text:span text:style-name="T3">x</text:span><text:span text:style-name="T5">l3</text:span></text:p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/>
          </table:table-cell>
          <table:table-cell table:style-name="Table3.A5" office:value-type="string">
            <text:p text:style-name="P1"/>
          </table:table-cell>
          <table:table-cell table:style-name="Table3.G5" office:value-type="string">
            <text:p text:style-name="P1"><text:s text:c="4"/>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list-style-name="WW8Num1" style:class="extra">
      <style:paragraph-properties fo:margin-top="0.0835in" fo:margin-bottom="0.0835in"/>
      <style:text-properties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fo:font-weight="bold" style:letter-kerning="true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in" fo:line-height="200%" fo:keep-with-next="always"/>
      <style:text-properties fo:font-weight="bold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ize="12pt" fo:font-style="italic" style:font-size-asian="12pt" style:font-style-asian="italic" style:font-size-complex="14pt" style:font-weight-complex="normal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aption" style:display-name="Table Caption" style:family="paragraph" style:parent-style-name="Standard" style:list-style-name="WW8Num5">
      <style:paragraph-properties fo:margin-top="0.0835in" fo:margin-bottom="0.0835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0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Default_20_Paragraph_20_Font" style:display-name="Default Paragraph Font" style:family="text"/>
    <style:style style:name="Schema_20_Label" style:display-name="Schema Label" style:family="text" style:parent-style-name="Default_20_Paragraph_20_Font">
      <style:text-properties style:font-name="Tahoma" fo:font-weight="bold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prefix="Figu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Tabl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1</dc:title>
    <meta:initial-creator>glandrum</meta:initial-creator>
    <meta:creation-date>2004-11-01T20:35:00</meta:creation-date>
    <dc:creator>glandrum</dc:creator>
    <dc:date>2004-11-01T20:35:00</dc:date>
    <meta:editing-cycles>2</meta:editing-cycles>
    <meta:editing-duration>PT00H01M00S</meta:editing-duration>
    <meta:document-statistic meta:table-count="3" meta:image-count="0" meta:object-count="38" meta:page-count="8" meta:paragraph-count="180" meta:word-count="486" meta:character-count="1973"/>
    <meta:generator>OpenOffice.org/3.2$Unix OpenOffice.org_project/320m19$Build-9505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row>
                <munder accentunder="true">
                  <mi>r</mi>
                  <mo>̲</mo>
                </munder>
                <mi mathvariant="normal">=</mi>
                <mrow>
                  <msub>
                    <munder accentunder="true">
                      <mi>x</mi>
                      <mo>̲</mo>
                    </munder>
                    <mstyle mathsize="8pt">
                      <mrow>
                        <mi>i</mi>
                      </mrow>
                    </mstyle>
                  </msub>
                  <mi mathvariant="normal">−</mi>
                  <msub>
                    <munder accentunder="true">
                      <mi>x</mi>
                      <mo>̲</mo>
                    </munder>
                    <mstyle mathsize="8pt">
                      <mrow>
                        <mi>j</mi>
                      </mrow>
                    </mstyle>
                  </msub>
                </mrow>
              </mrow>
              <mi mathvariant="normal">=</mi>
              <mfenced open="[" close="]">
                <mtable>
                  <mtr>
                    <mtd>
                      <mrow>
                        <msub>
                          <mi>S</mi>
                          <mstyle mathsize="8pt">
                            <mrow>
                              <mn>1</mn>
                            </mrow>
                          </mstyle>
                        </msub>
                      </mrow>
                    </mtd>
                  </mtr>
                  <mtr>
                    <mtd>
                      <mrow>
                        <msub>
                          <mi>S</mi>
                          <mstyle mathsize="8pt">
                            <mrow>
                              <mn>2</mn>
                            </mrow>
                          </mstyle>
                        </msub>
                      </mrow>
                    </mtd>
                  </mtr>
                  <mtr>
                    <mtd>
                      <msub>
                        <mi>S</mi>
                        <mstyle mathsize="8pt">
                          <mrow>
                            <mn>3</mn>
                          </mrow>
                        </mstyle>
                      </msub>
                    </mtd>
                  </mtr>
                </mtable>
              </mfenced>
            </mrow>
            <mi mathvariant="normal">=</mi>
            <mfenced open="[" close="]">
              <mtable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i1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j1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i2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j2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sub>
                        <mi>x</mi>
                        <mstyle mathsize="8pt">
                          <mrow>
                            <mi mathvariant="italic">i3</mi>
                          </mrow>
                        </mstyle>
                      </msub>
                      <mi mathvariant="normal">−</mi>
                      <msub>
                        <mi>x</mi>
                        <mstyle mathsize="8pt">
                          <mrow>
                            <mi mathvariant="italic">j3</mi>
                          </mrow>
                        </mstyle>
                      </msub>
                    </mrow>
                  </mtd>
                </mtr>
              </mtable>
            </mfenced>
          </mrow>
        </mrow>
      </mstyle>
    </mrow>
    <annotation encoding="StarMath 5.0"> size 12{ {underline  {r}} = {underline  {x}}  rSub { size 8{i} }  -  {underline  {x}}  rSub { size 8{j} } = left [ matrix {
S rSub { size 8{1} }  {} ##
S rSub { size 8{2} }  {} ##
S rSub { size 8{3} } 
}  right ]= left [ matrix {
x rSub { size 8{i1} }  - x rSub { size 8{j1} }  {} ##
x rSub { size 8{i2} }  - x rSub { size 8{j2} }  {} ##
x rSub { size 8{i3} }  - x rSub { size 8{j3} } 
}  right ]} {}</annotation>
  </semantics>
</math>
</file>

<file path=Object 10/content.xml><?xml version="1.0" encoding="utf-8"?>
<math xmlns="http://www.w3.org/1998/Math/MathML">
  <semantics>
    <mrow>
      <mstyle mathsize="12pt">
        <mrow>
          <mrow>
            <mrow>
              <mrow>
                <msub>
                  <munder accentunder="true">
                    <mi>r</mi>
                    <mo>̲</mo>
                  </munder>
                  <mstyle mathsize="8pt">
                    <mrow>
                      <mn>1</mn>
                    </mrow>
                  </mstyle>
                </msub>
                <mi mathvariant="normal">=</mi>
                <mrow>
                  <msub>
                    <munder accentunder="true">
                      <mi>x</mi>
                      <mo>̲</mo>
                    </munder>
                    <mstyle mathsize="8pt">
                      <mrow>
                        <mi>i</mi>
                      </mrow>
                    </mstyle>
                  </msub>
                  <mi mathvariant="normal">−</mi>
                  <msub>
                    <munder accentunder="true">
                      <mi>x</mi>
                      <mo>̲</mo>
                    </munder>
                    <mstyle mathsize="8pt">
                      <mrow>
                        <mi>j</mi>
                      </mrow>
                    </mstyle>
                  </msub>
                </mrow>
              </mrow>
              <mi mathvariant="normal">=</mi>
              <mfenced open="[" close="]">
                <mtable>
                  <mtr>
                    <mtd>
                      <mrow>
                        <msub>
                          <mi>S</mi>
                          <mstyle mathsize="8pt">
                            <mrow>
                              <mn>1</mn>
                            </mrow>
                          </mstyle>
                        </msub>
                      </mrow>
                    </mtd>
                  </mtr>
                  <mtr>
                    <mtd>
                      <mrow>
                        <msub>
                          <mi>S</mi>
                          <mstyle mathsize="8pt">
                            <mrow>
                              <mn>2</mn>
                            </mrow>
                          </mstyle>
                        </msub>
                      </mrow>
                    </mtd>
                  </mtr>
                  <mtr>
                    <mtd>
                      <msub>
                        <mi>S</mi>
                        <mstyle mathsize="8pt">
                          <mrow>
                            <mn>3</mn>
                          </mrow>
                        </mstyle>
                      </msub>
                    </mtd>
                  </mtr>
                </mtable>
              </mfenced>
            </mrow>
            <mi mathvariant="normal">=</mi>
            <mfenced open="[" close="]">
              <mtable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i1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j1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i2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j2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sub>
                        <mi>x</mi>
                        <mstyle mathsize="8pt">
                          <mrow>
                            <mi mathvariant="italic">i3</mi>
                          </mrow>
                        </mstyle>
                      </msub>
                      <mi mathvariant="normal">−</mi>
                      <msub>
                        <mi>x</mi>
                        <mstyle mathsize="8pt">
                          <mrow>
                            <mi mathvariant="italic">j3</mi>
                          </mrow>
                        </mstyle>
                      </msub>
                    </mrow>
                  </mtd>
                </mtr>
              </mtable>
            </mfenced>
          </mrow>
        </mrow>
      </mstyle>
    </mrow>
    <annotation encoding="StarMath 5.0"> size 12{ {underline  {r}}  rSub { size 8{1} } = {underline  {x}}  rSub { size 8{i} }  -  {underline  {x}}  rSub { size 8{j} } = left [ matrix {
S rSub { size 8{1} }  {} ##
S rSub { size 8{2} }  {} ##
S rSub { size 8{3} } 
}  right ]= left [ matrix {
x rSub { size 8{i1} }  - x rSub { size 8{j1} }  {} ##
x rSub { size 8{i2} }  - x rSub { size 8{j2} }  {} ##
x rSub { size 8{i3} }  - x rSub { size 8{j3} } 
}  right ]} {}</annotation>
  </semantics>
</math>
</file>

<file path=Object 11/content.xml><?xml version="1.0" encoding="utf-8"?>
<math xmlns="http://www.w3.org/1998/Math/MathML">
  <semantics>
    <mrow>
      <mstyle mathsize="12pt">
        <mrow>
          <mrow>
            <mrow>
              <mrow>
                <mrow>
                  <mrow>
                    <msub>
                      <munder accentunder="true">
                        <mi>r</mi>
                        <mo>̲</mo>
                      </munder>
                      <mstyle mathsize="8pt">
                        <mrow>
                          <mn>2</mn>
                        </mrow>
                      </mstyle>
                    </msub>
                    <mi mathvariant="normal">=</mi>
                    <mrow>
                      <mi mathvariant="normal">−</mi>
                      <msub>
                        <munder accentunder="true">
                          <mi>r</mi>
                          <mo>̲</mo>
                        </munder>
                        <mstyle mathsize="8pt">
                          <mrow>
                            <mn>3</mn>
                          </mrow>
                        </mstyle>
                      </msub>
                    </mrow>
                  </mrow>
                  <mi mathvariant="normal">=</mi>
                  <mrow>
                    <msub>
                      <munder accentunder="true">
                        <mi>x</mi>
                        <mo>̲</mo>
                      </munder>
                      <mstyle mathsize="8pt">
                        <mrow>
                          <mi>k</mi>
                        </mrow>
                      </mstyle>
                    </msub>
                    <mi mathvariant="normal">−</mi>
                    <msub>
                      <munder accentunder="true">
                        <mi>x</mi>
                        <mo>̲</mo>
                      </munder>
                      <mstyle mathsize="8pt">
                        <mrow>
                          <mi>j</mi>
                        </mrow>
                      </mstyle>
                    </msub>
                  </mrow>
                </mrow>
                <mi mathvariant="normal">=</mi>
                <mfenced open="[" close="]">
                  <mtable>
                    <mtr>
                      <mtd>
                        <mrow>
                          <msub>
                            <mi>S</mi>
                            <mstyle mathsize="8pt">
                              <mrow>
                                <mn>4</mn>
                              </mrow>
                            </mstyle>
                          </msub>
                        </mrow>
                      </mtd>
                    </mtr>
                    <mtr>
                      <mtd>
                        <mrow>
                          <msub>
                            <mi>S</mi>
                            <mstyle mathsize="8pt">
                              <mrow>
                                <mn>5</mn>
                              </mrow>
                            </mstyle>
                          </msub>
                        </mrow>
                      </mtd>
                    </mtr>
                    <mtr>
                      <mtd>
                        <msub>
                          <mi>S</mi>
                          <mstyle mathsize="8pt">
                            <mrow>
                              <mn>6</mn>
                            </mrow>
                          </mstyle>
                        </msub>
                      </mtd>
                    </mtr>
                  </mtable>
                </mfenced>
              </mrow>
              <mi mathvariant="normal">=</mi>
              <mfenced open="[" close="]">
                <mtable>
                  <mtr>
                    <mtd>
                      <mrow>
                        <mrow>
                          <msub>
                            <mi>x</mi>
                            <mstyle mathsize="8pt">
                              <mrow>
                                <mi mathvariant="italic">k1</mi>
                              </mrow>
                            </mstyle>
                          </msub>
                          <mi mathvariant="normal">−</mi>
                          <msub>
                            <mi>x</mi>
                            <mstyle mathsize="8pt">
                              <mrow>
                                <mi mathvariant="italic">j1</mi>
                              </mrow>
                            </mstyle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sub>
                            <mi>x</mi>
                            <mstyle mathsize="8pt">
                              <mrow>
                                <mi mathvariant="italic">k2</mi>
                              </mrow>
                            </mstyle>
                          </msub>
                          <mi mathvariant="normal">−</mi>
                          <msub>
                            <mi>x</mi>
                            <mstyle mathsize="8pt">
                              <mrow>
                                <mi mathvariant="italic">j2</mi>
                              </mrow>
                            </mstyle>
                          </msub>
                        </mrow>
                      </mrow>
                    </mtd>
                  </mtr>
                  <mtr>
                    <mtd>
                      <mrow>
                        <msub>
                          <mi>x</mi>
                          <mstyle mathsize="8pt">
                            <mrow>
                              <mi mathvariant="italic">k3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j3</mi>
                            </mrow>
                          </mstyle>
                        </msub>
                      </mrow>
                    </mtd>
                  </mtr>
                </mtable>
              </mfenced>
            </mrow>
            <mi mathvariant="normal">=</mi>
            <mfenced open="[" close="]">
              <mtable>
                <mtr>
                  <mtd>
                    <mrow>
                      <mrow>
                        <mi mathvariant="normal">−</mi>
                        <msub>
                          <mi>S</mi>
                          <mstyle mathsize="8pt">
                            <mrow>
                              <mn>7</mn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row>
                        <mi mathvariant="normal">−</mi>
                        <msub>
                          <mi>S</mi>
                          <mstyle mathsize="8pt">
                            <mrow>
                              <mn>8</mn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i mathvariant="normal">−</mi>
                      <msub>
                        <mi>S</mi>
                        <mstyle mathsize="8pt">
                          <mrow>
                            <mn>9</mn>
                          </mrow>
                        </mstyle>
                      </msub>
                    </mrow>
                  </mtd>
                </mtr>
              </mtable>
            </mfenced>
          </mrow>
        </mrow>
      </mstyle>
    </mrow>
    <annotation encoding="StarMath 5.0"> size 12{ {underline  {r}}  rSub { size 8{2} } = -  {underline  {r}}  rSub { size 8{3} } = {underline  {x}}  rSub { size 8{k} }  -  {underline  {x}}  rSub { size 8{j} } = left [ matrix {
S rSub { size 8{4} }  {} ##
S rSub { size 8{5} }  {} ##
S rSub { size 8{6} } 
}  right ]= left [ matrix {
x rSub { size 8{k1} }  - x rSub { size 8{j1} }  {} ##
x rSub { size 8{k2} }  - x rSub { size 8{j2} }  {} ##
x rSub { size 8{k3} }  - x rSub { size 8{j3} } 
}  right ]= left [ matrix {
 - S rSub { size 8{7} }  {} ##
 - S rSub { size 8{8} }  {} ##
 - S rSub { size 8{9} } 
}  right ]} {}</annotation>
  </semantics>
</math>
</file>

<file path=Object 12/content.xml><?xml version="1.0" encoding="utf-8"?>
<math xmlns="http://www.w3.org/1998/Math/MathML">
  <semantics>
    <mrow>
      <mstyle mathsize="12pt">
        <mrow>
          <mrow>
            <mrow>
              <mrow>
                <msub>
                  <munder accentunder="true">
                    <mi>r</mi>
                    <mo>̲</mo>
                  </munder>
                  <mstyle mathsize="8pt">
                    <mrow>
                      <mn>4</mn>
                    </mrow>
                  </mstyle>
                </msub>
                <mi mathvariant="normal">=</mi>
                <mrow>
                  <msub>
                    <munder accentunder="true">
                      <mi>x</mi>
                      <mo>̲</mo>
                    </munder>
                    <mstyle mathsize="8pt">
                      <mrow>
                        <mi>l</mi>
                      </mrow>
                    </mstyle>
                  </msub>
                  <mi mathvariant="normal">−</mi>
                  <msub>
                    <munder accentunder="true">
                      <mi>x</mi>
                      <mo>̲</mo>
                    </munder>
                    <mstyle mathsize="8pt">
                      <mrow>
                        <mi>k</mi>
                      </mrow>
                    </mstyle>
                  </msub>
                </mrow>
              </mrow>
              <mi mathvariant="normal">=</mi>
              <mfenced open="[" close="]">
                <mtable>
                  <mtr>
                    <mtd>
                      <mrow>
                        <msub>
                          <mi>S</mi>
                          <mstyle mathsize="8pt">
                            <mrow>
                              <mtext>10</mtext>
                            </mrow>
                          </mstyle>
                        </msub>
                      </mrow>
                    </mtd>
                  </mtr>
                  <mtr>
                    <mtd>
                      <mrow>
                        <msub>
                          <mi>S</mi>
                          <mstyle mathsize="8pt">
                            <mrow>
                              <mtext>11</mtext>
                            </mrow>
                          </mstyle>
                        </msub>
                      </mrow>
                    </mtd>
                  </mtr>
                  <mtr>
                    <mtd>
                      <msub>
                        <mi>S</mi>
                        <mstyle mathsize="8pt">
                          <mrow>
                            <mtext>12</mtext>
                          </mrow>
                        </mstyle>
                      </msub>
                    </mtd>
                  </mtr>
                </mtable>
              </mfenced>
            </mrow>
            <mi mathvariant="normal">=</mi>
            <mfenced open="[" close="]">
              <mtable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l1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k1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l2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k2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sub>
                        <mi>x</mi>
                        <mstyle mathsize="8pt">
                          <mrow>
                            <mi mathvariant="italic">l3</mi>
                          </mrow>
                        </mstyle>
                      </msub>
                      <mi mathvariant="normal">−</mi>
                      <msub>
                        <mi>x</mi>
                        <mstyle mathsize="8pt">
                          <mrow>
                            <mi mathvariant="italic">k3</mi>
                          </mrow>
                        </mstyle>
                      </msub>
                    </mrow>
                  </mtd>
                </mtr>
              </mtable>
            </mfenced>
          </mrow>
        </mrow>
      </mstyle>
    </mrow>
    <annotation encoding="StarMath 5.0"> size 12{ {underline  {r}}  rSub { size 8{4} } = {underline  {x}}  rSub { size 8{l} }  -  {underline  {x}}  rSub { size 8{k} } = left [ matrix {
S rSub { size 8{"10"} }  {} ##
S rSub { size 8{"11"} }  {} ##
S rSub { size 8{"12"} } 
}  right ]= left [ matrix {
x rSub { size 8{l1} }  - x rSub { size 8{k1} }  {} ##
x rSub { size 8{l2} }  - x rSub { size 8{k2} }  {} ##
x rSub { size 8{l3} }  - x rSub { size 8{k3} } 
}  right ]} {}</annotation>
  </semantics>
</math>
</file>

<file path=Object 13/content.xml><?xml version="1.0" encoding="utf-8"?>
<math xmlns="http://www.w3.org/1998/Math/MathML">
  <semantics>
    <mrow>
      <mstyle mathsize="12pt">
        <mrow>
          <mrow>
            <mtext>cos</mtext>
            <mrow>
              <mi>φ</mi>
              <mi mathvariant="normal">=</mi>
              <mfrac>
                <mrow>
                  <mfenced open="" close="">
                    <mrow>
                      <msub>
                        <munder accentunder="true">
                          <mi>r</mi>
                          <mo>̲</mo>
                        </munder>
                        <mstyle mathsize="8pt">
                          <mrow>
                            <mn>1</mn>
                          </mrow>
                        </mstyle>
                      </msub>
                      <mi mathvariant="normal">×</mi>
                      <msub>
                        <munder accentunder="true">
                          <mi>r</mi>
                          <mo>̲</mo>
                        </munder>
                        <mstyle mathsize="8pt">
                          <mrow>
                            <mn>2</mn>
                          </mrow>
                        </mstyle>
                      </msub>
                    </mrow>
                  </mfenced>
                  <mi mathvariant="normal">⋅</mi>
                  <mfenced open="" close="">
                    <mrow>
                      <msub>
                        <munder accentunder="true">
                          <mi>r</mi>
                          <mo>̲</mo>
                        </munder>
                        <mstyle mathsize="8pt">
                          <mrow>
                            <mn>3</mn>
                          </mrow>
                        </mstyle>
                      </msub>
                      <mi mathvariant="normal">×</mi>
                      <msub>
                        <munder accentunder="true">
                          <mi>r</mi>
                          <mo>̲</mo>
                        </munder>
                        <mstyle mathsize="8pt">
                          <mrow>
                            <mn>4</mn>
                          </mrow>
                        </mstyle>
                      </msub>
                    </mrow>
                  </mfenced>
                </mrow>
                <mrow>
                  <mfenced open="" close="">
                    <mrow>
                      <mi stretchy="false" mathvariant="normal">∣</mi>
                      <mrow>
                        <msub>
                          <munder accentunder="true">
                            <mi>r</mi>
                            <mo>̲</mo>
                          </munder>
                          <mstyle mathsize="8pt">
                            <mrow>
                              <mn>1</mn>
                            </mrow>
                          </mstyle>
                        </msub>
                        <mi mathvariant="normal">×</mi>
                        <msub>
                          <munder accentunder="true">
                            <mi>r</mi>
                            <mo>̲</mo>
                          </munder>
                          <mstyle mathsize="8pt">
                            <mrow>
                              <mn>2</mn>
                            </mrow>
                          </mstyle>
                        </msub>
                      </mrow>
                      <mi stretchy="false" mathvariant="normal">∣</mi>
                    </mrow>
                  </mfenced>
                  <mfenced open="" close="">
                    <mrow>
                      <mi stretchy="false" mathvariant="normal">∣</mi>
                      <mrow>
                        <msub>
                          <munder accentunder="true">
                            <mi>r</mi>
                            <mo>̲</mo>
                          </munder>
                          <mstyle mathsize="8pt">
                            <mrow>
                              <mn>3</mn>
                            </mrow>
                          </mstyle>
                        </msub>
                        <mi mathvariant="normal">×</mi>
                        <msub>
                          <munder accentunder="true">
                            <mi>r</mi>
                            <mo>̲</mo>
                          </munder>
                          <mstyle mathsize="8pt">
                            <mrow>
                              <mn>4</mn>
                            </mrow>
                          </mstyle>
                        </msub>
                      </mrow>
                      <mi stretchy="false" mathvariant="normal">∣</mi>
                    </mrow>
                  </mfenced>
                </mrow>
              </mfrac>
            </mrow>
          </mrow>
        </mrow>
      </mstyle>
    </mrow>
    <annotation encoding="StarMath 5.0"> size 12{"cos"φ= {  { left ( {underline  {r}}  rSub { size 8{1} }  times  {underline  {r}}  rSub { size 8{2} }  right ) cdot  left ( {underline  {r}}  rSub { size 8{3} }  times  {underline  {r}}  rSub { size 8{4} }  right )}  over  { left ( lline  {underline  {r}}  rSub { size 8{1} }  times  {underline  {r}}  rSub { size 8{2} }  rline  right ) left ( lline  {underline  {r}}  rSub { size 8{3} }  times  {underline  {r}}  rSub { size 8{4} }  rline  right )} } } {}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row>
                <msub>
                  <munder accentunder="true">
                    <mi>t</mi>
                    <mo>̲</mo>
                  </munder>
                  <mstyle mathsize="8pt">
                    <mrow>
                      <mn>1</mn>
                    </mrow>
                  </mstyle>
                </msub>
                <mi mathvariant="normal">=</mi>
                <mrow>
                  <msub>
                    <munder accentunder="true">
                      <mi>r</mi>
                      <mo>̲</mo>
                    </munder>
                    <mstyle mathsize="8pt">
                      <mrow>
                        <mn>1</mn>
                      </mrow>
                    </mstyle>
                  </msub>
                  <mi mathvariant="normal">×</mi>
                  <msub>
                    <munder accentunder="true">
                      <mi>r</mi>
                      <mo>̲</mo>
                    </munder>
                    <mstyle mathsize="8pt">
                      <mrow>
                        <mn>2</mn>
                      </mrow>
                    </mstyle>
                  </msub>
                </mrow>
              </mrow>
              <mi mathvariant="normal">=</mi>
              <mfenced open="[" close="]">
                <mtable>
                  <mtr>
                    <mtd>
                      <mrow>
                        <msub>
                          <mi>T</mi>
                          <mstyle mathsize="8pt">
                            <mrow>
                              <mn>1</mn>
                            </mrow>
                          </mstyle>
                        </msub>
                      </mrow>
                    </mtd>
                  </mtr>
                  <mtr>
                    <mtd>
                      <mrow>
                        <msub>
                          <mi>T</mi>
                          <mstyle mathsize="8pt">
                            <mrow>
                              <mn>2</mn>
                            </mrow>
                          </mstyle>
                        </msub>
                      </mrow>
                    </mtd>
                  </mtr>
                  <mtr>
                    <mtd>
                      <msub>
                        <mi>T</mi>
                        <mstyle mathsize="8pt">
                          <mrow>
                            <mn>3</mn>
                          </mrow>
                        </mstyle>
                      </msub>
                    </mtd>
                  </mtr>
                </mtable>
              </mfenced>
            </mrow>
            <mi mathvariant="normal">=</mi>
            <mfenced open="[" close="]">
              <mtable>
                <mtr>
                  <mtd>
                    <mrow>
                      <msub>
                        <mi>S</mi>
                        <mstyle mathsize="8pt">
                          <mrow>
                            <mn>2</mn>
                          </mrow>
                        </mstyle>
                      </msub>
                      <mrow>
                        <msub>
                          <mi>S</mi>
                          <mstyle mathsize="8pt">
                            <mrow>
                              <mn>6</mn>
                            </mrow>
                          </mstyle>
                        </msub>
                        <mi mathvariant="normal">−</mi>
                        <msub>
                          <mi>S</mi>
                          <mstyle mathsize="8pt">
                            <mrow>
                              <mn>3</mn>
                            </mrow>
                          </mstyle>
                        </msub>
                      </mrow>
                      <msub>
                        <mi>S</mi>
                        <mstyle mathsize="8pt">
                          <mrow>
                            <mn>5</mn>
                          </mrow>
                        </mstyle>
                      </msub>
                    </mrow>
                  </mtd>
                </mtr>
                <mtr>
                  <mtd>
                    <mrow>
                      <msub>
                        <mi>S</mi>
                        <mstyle mathsize="8pt">
                          <mrow>
                            <mn>3</mn>
                          </mrow>
                        </mstyle>
                      </msub>
                      <mrow>
                        <msub>
                          <mi>S</mi>
                          <mstyle mathsize="8pt">
                            <mrow>
                              <mn>4</mn>
                            </mrow>
                          </mstyle>
                        </msub>
                        <mi mathvariant="normal">−</mi>
                        <msub>
                          <mi>S</mi>
                          <mstyle mathsize="8pt">
                            <mrow>
                              <mn>1</mn>
                            </mrow>
                          </mstyle>
                        </msub>
                      </mrow>
                      <msub>
                        <mi>S</mi>
                        <mstyle mathsize="8pt">
                          <mrow>
                            <mn>6</mn>
                          </mrow>
                        </mstyle>
                      </msub>
                    </mrow>
                  </mtd>
                </mtr>
                <mtr>
                  <mtd>
                    <mrow>
                      <msub>
                        <mi>S</mi>
                        <mstyle mathsize="8pt">
                          <mrow>
                            <mn>1</mn>
                          </mrow>
                        </mstyle>
                      </msub>
                      <mrow>
                        <msub>
                          <mi>S</mi>
                          <mstyle mathsize="8pt">
                            <mrow>
                              <mn>5</mn>
                            </mrow>
                          </mstyle>
                        </msub>
                        <mi mathvariant="normal">−</mi>
                        <msub>
                          <mi>S</mi>
                          <mstyle mathsize="8pt">
                            <mrow>
                              <mn>2</mn>
                            </mrow>
                          </mstyle>
                        </msub>
                      </mrow>
                      <msub>
                        <mi>S</mi>
                        <mstyle mathsize="8pt">
                          <mrow>
                            <mn>4</mn>
                          </mrow>
                        </mstyle>
                      </msub>
                    </mrow>
                  </mtd>
                </mtr>
              </mtable>
            </mfenced>
          </mrow>
        </mrow>
      </mstyle>
    </mrow>
    <annotation encoding="StarMath 5.0"> size 12{ {underline  {t}}  rSub { size 8{1} } = {underline  {r}}  rSub { size 8{1} }  times  {underline  {r}}  rSub { size 8{2} } = left [ matrix {
T rSub { size 8{1} }  {} ##
T rSub { size 8{2} }  {} ##
T rSub { size 8{3} } 
}  right ]= left [ matrix {
S rSub { size 8{2} } S rSub { size 8{6} }  - S rSub { size 8{3} } S rSub { size 8{5} }  {} ##
S rSub { size 8{3} } S rSub { size 8{4} }  - S rSub { size 8{1} } S rSub { size 8{6} }  {} ##
S rSub { size 8{1} } S rSub { size 8{5} }  - S rSub { size 8{2} } S rSub { size 8{4} } 
}  right ]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row>
                <msub>
                  <munder accentunder="true">
                    <mi>t</mi>
                    <mo>̲</mo>
                  </munder>
                  <mstyle mathsize="8pt">
                    <mrow>
                      <mn>2</mn>
                    </mrow>
                  </mstyle>
                </msub>
                <mi mathvariant="normal">=</mi>
                <mrow>
                  <msub>
                    <munder accentunder="true">
                      <mi>r</mi>
                      <mo>̲</mo>
                    </munder>
                    <mstyle mathsize="8pt">
                      <mrow>
                        <mn>3</mn>
                      </mrow>
                    </mstyle>
                  </msub>
                  <mi mathvariant="normal">×</mi>
                  <msub>
                    <munder accentunder="true">
                      <mi>r</mi>
                      <mo>̲</mo>
                    </munder>
                    <mstyle mathsize="8pt">
                      <mrow>
                        <mn>4</mn>
                      </mrow>
                    </mstyle>
                  </msub>
                </mrow>
              </mrow>
              <mi mathvariant="normal">=</mi>
              <mfenced open="[" close="]">
                <mtable>
                  <mtr>
                    <mtd>
                      <mrow>
                        <msub>
                          <mi>T</mi>
                          <mstyle mathsize="8pt">
                            <mrow>
                              <mn>4</mn>
                            </mrow>
                          </mstyle>
                        </msub>
                      </mrow>
                    </mtd>
                  </mtr>
                  <mtr>
                    <mtd>
                      <mrow>
                        <msub>
                          <mi>T</mi>
                          <mstyle mathsize="8pt">
                            <mrow>
                              <mn>5</mn>
                            </mrow>
                          </mstyle>
                        </msub>
                      </mrow>
                    </mtd>
                  </mtr>
                  <mtr>
                    <mtd>
                      <msub>
                        <mi>T</mi>
                        <mstyle mathsize="8pt">
                          <mrow>
                            <mn>6</mn>
                          </mrow>
                        </mstyle>
                      </msub>
                    </mtd>
                  </mtr>
                </mtable>
              </mfenced>
            </mrow>
            <mi mathvariant="normal">=</mi>
            <mfenced open="[" close="]">
              <mtable>
                <mtr>
                  <mtd>
                    <mrow>
                      <msub>
                        <mi>S</mi>
                        <mstyle mathsize="8pt">
                          <mrow>
                            <mn>8</mn>
                          </mrow>
                        </mstyle>
                      </msub>
                      <mrow>
                        <msub>
                          <mi>S</mi>
                          <mstyle mathsize="8pt">
                            <mrow>
                              <mtext>12</mtext>
                            </mrow>
                          </mstyle>
                        </msub>
                        <mi mathvariant="normal">−</mi>
                        <msub>
                          <mi>S</mi>
                          <mstyle mathsize="8pt">
                            <mrow>
                              <mn>9</mn>
                            </mrow>
                          </mstyle>
                        </msub>
                      </mrow>
                      <msub>
                        <mi>S</mi>
                        <mstyle mathsize="8pt">
                          <mrow>
                            <mtext>11</mtext>
                          </mrow>
                        </mstyle>
                      </msub>
                    </mrow>
                  </mtd>
                </mtr>
                <mtr>
                  <mtd>
                    <mrow>
                      <msub>
                        <mi>S</mi>
                        <mstyle mathsize="8pt">
                          <mrow>
                            <mn>9</mn>
                          </mrow>
                        </mstyle>
                      </msub>
                      <mrow>
                        <msub>
                          <mi>S</mi>
                          <mstyle mathsize="8pt">
                            <mrow>
                              <mtext>10</mtext>
                            </mrow>
                          </mstyle>
                        </msub>
                        <mi mathvariant="normal">−</mi>
                        <msub>
                          <mi>S</mi>
                          <mstyle mathsize="8pt">
                            <mrow>
                              <mn>7</mn>
                            </mrow>
                          </mstyle>
                        </msub>
                      </mrow>
                      <msub>
                        <mi>S</mi>
                        <mstyle mathsize="8pt">
                          <mrow>
                            <mtext>12</mtext>
                          </mrow>
                        </mstyle>
                      </msub>
                    </mrow>
                  </mtd>
                </mtr>
                <mtr>
                  <mtd>
                    <mrow>
                      <msub>
                        <mi>S</mi>
                        <mstyle mathsize="8pt">
                          <mrow>
                            <mn>7</mn>
                          </mrow>
                        </mstyle>
                      </msub>
                      <mrow>
                        <msub>
                          <mi>S</mi>
                          <mstyle mathsize="8pt">
                            <mrow>
                              <mtext>11</mtext>
                            </mrow>
                          </mstyle>
                        </msub>
                        <mi mathvariant="normal">−</mi>
                        <msub>
                          <mi>S</mi>
                          <mstyle mathsize="8pt">
                            <mrow>
                              <mn>8</mn>
                            </mrow>
                          </mstyle>
                        </msub>
                      </mrow>
                      <msub>
                        <mi>S</mi>
                        <mstyle mathsize="8pt">
                          <mrow>
                            <mtext>10</mtext>
                          </mrow>
                        </mstyle>
                      </msub>
                    </mrow>
                  </mtd>
                </mtr>
              </mtable>
            </mfenced>
          </mrow>
        </mrow>
      </mstyle>
    </mrow>
    <annotation encoding="StarMath 5.0"> size 12{ {underline  {t}}  rSub { size 8{2} } = {underline  {r}}  rSub { size 8{3} }  times  {underline  {r}}  rSub { size 8{4} } = left [ matrix {
T rSub { size 8{4} }  {} ##
T rSub { size 8{5} }  {} ##
T rSub { size 8{6} } 
}  right ]= left [ matrix {
S rSub { size 8{8} } S rSub { size 8{"12"} }  - S rSub { size 8{9} } S rSub { size 8{"11"} }  {} ##
S rSub { size 8{9} } S rSub { size 8{"10"} }  - S rSub { size 8{7} } S rSub { size 8{"12"} }  {} ##
S rSub { size 8{7} } S rSub { size 8{"11"} }  - S rSub { size 8{8} } S rSub { size 8{"10"} } 
}  right ]} {}</annotation>
  </semantics>
</math>
</file>

<file path=Object 16/content.xml><?xml version="1.0" encoding="utf-8"?>
<math xmlns="http://www.w3.org/1998/Math/MathML">
  <semantics>
    <mrow>
      <mstyle mathsize="12pt">
        <mrow>
          <mrow>
            <mtext>cos</mtext>
            <mrow>
              <mi>φ</mi>
              <mi mathvariant="normal">=</mi>
              <mfrac>
                <mrow>
                  <msub>
                    <munder accentunder="true">
                      <mi>t</mi>
                      <mo>̲</mo>
                    </munder>
                    <mstyle mathsize="8pt">
                      <mrow>
                        <mn>1</mn>
                      </mrow>
                    </mstyle>
                  </msub>
                  <mi mathvariant="normal">⋅</mi>
                  <msub>
                    <munder accentunder="true">
                      <mi>t</mi>
                      <mo>̲</mo>
                    </munder>
                    <mstyle mathsize="8pt">
                      <mrow>
                        <mn>2</mn>
                      </mrow>
                    </mstyle>
                  </msub>
                </mrow>
                <mrow>
                  <msub>
                    <mi>t</mi>
                    <mstyle mathsize="8pt">
                      <mrow>
                        <mn>1</mn>
                      </mrow>
                    </mstyle>
                  </msub>
                  <msub>
                    <mi>t</mi>
                    <mstyle mathsize="8pt">
                      <mrow>
                        <mn>2</mn>
                      </mrow>
                    </mstyle>
                  </msub>
                </mrow>
              </mfrac>
            </mrow>
          </mrow>
        </mrow>
      </mstyle>
    </mrow>
    <annotation encoding="StarMath 5.0"> size 12{"cos"φ= {  { {underline  {t}}  rSub { size 8{1} }  cdot  {underline  {t}}  rSub { size 8{2} } }  over  {t rSub { size 8{1} } t rSub { size 8{2} } } } } {}</annotation>
  </semantics>
</math>
</file>

<file path=Object 17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∂</mi>
                  <mi>φ</mi>
                </mrow>
                <mrow>
                  <mi mathvariant="normal">∂</mi>
                  <msub>
                    <mi>x</mi>
                    <mstyle mathsize="8pt">
                      <mrow>
                        <mstyle mathvariant="italic">
                          <mrow>
                            <mtext>αβ</mtext>
                          </mrow>
                        </mstyle>
                      </mrow>
                    </mstyle>
                  </msub>
                </mrow>
              </mfrac>
              <mi mathvariant="normal">=</mi>
              <mrow>
                <munder>
                  <mi mathvariant="normal">∑</mi>
                  <mstyle mathsize="8pt">
                    <mrow>
                      <mi>λ</mi>
                    </mrow>
                  </mstyle>
                </munder>
                <mrow>
                  <mfrac>
                    <mrow>
                      <mi mathvariant="normal">∂</mi>
                      <mi>φ</mi>
                    </mrow>
                    <mrow>
                      <mi mathvariant="normal">∂</mi>
                      <msub>
                        <mi>T</mi>
                        <mstyle mathsize="8pt">
                          <mrow>
                            <mi>λ</mi>
                          </mrow>
                        </mstyle>
                      </msub>
                    </mrow>
                  </mfrac>
                  <mfrac>
                    <mrow>
                      <mi mathvariant="normal">∂</mi>
                      <msub>
                        <mi>T</mi>
                        <mstyle mathsize="8pt">
                          <mrow>
                            <mi>λ</mi>
                          </mrow>
                        </mstyle>
                      </msub>
                    </mrow>
                    <mrow>
                      <mi mathvariant="normal">∂</mi>
                      <msub>
                        <mi>x</mi>
                        <mstyle mathsize="8pt">
                          <mrow>
                            <mstyle mathvariant="italic">
                              <mrow>
                                <mtext>αβ</mtext>
                              </mrow>
                            </mstyle>
                          </mrow>
                        </mstyle>
                      </msub>
                    </mrow>
                  </mfrac>
                </mrow>
              </mrow>
            </mrow>
            <mi>,</mi>
            <mrow>
              <mi>α</mi>
              <mi mathvariant="normal">=</mi>
              <mrow>
                <mi stretchy="false" mathvariant="normal">{</mi>
                <mrow>
                  <mi>i</mi>
                  <mi>,</mi>
                  <mi>j</mi>
                  <mi>,</mi>
                  <mi>k</mi>
                  <mi>,</mi>
                  <mi>l</mi>
                </mrow>
                <mi stretchy="false" mathvariant="normal">}</mi>
              </mrow>
            </mrow>
            <mi>,</mi>
            <mrow>
              <mi>λ</mi>
              <mi mathvariant="normal">=</mi>
              <mn>1</mn>
            </mrow>
            <mtext>.</mtext>
            <mtext>.</mtext>
            <mn>6</mn>
          </mrow>
        </mrow>
      </mstyle>
    </mrow>
    <annotation encoding="StarMath 5.0"> size 12{ {  { partial φ}  over  { partial x rSub { size 8{ ital "αβ"} } } } = Sum cSub { size 8{λ} }  { {  { partial φ}  over  { partial T rSub { size 8{λ} } } }  {  { partial T rSub { size 8{λ} } }  over  { partial x rSub { size 8{ ital "αβ"} } } } } ,α= lbrace i,j,k,l rbrace ,λ=1 "."  "." 6} {}</annotation>
  </semantics>
</math>
</file>

<file path=Object 18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∂</mi>
                  <mi>φ</mi>
                </mrow>
                <mrow>
                  <mi mathvariant="normal">∂</mi>
                  <msub>
                    <mi>T</mi>
                    <mstyle mathsize="8pt">
                      <mrow>
                        <mi>α</mi>
                      </mrow>
                    </mstyle>
                  </msub>
                </mrow>
              </mfrac>
              <mi mathvariant="normal">=</mi>
              <mrow>
                <mi mathvariant="normal">−</mi>
                <mfrac>
                  <mn>1</mn>
                  <mrow>
                    <mtext>sin</mtext>
                    <mi>φ</mi>
                  </mrow>
                </mfrac>
              </mrow>
            </mrow>
            <mfrac>
              <mrow>
                <mi mathvariant="normal">∂</mi>
                <mtext>cos</mtext>
                <mi>φ</mi>
              </mrow>
              <mrow>
                <mi mathvariant="normal">∂</mi>
                <msub>
                  <mi>T</mi>
                  <mstyle mathsize="8pt">
                    <mrow>
                      <mi>α</mi>
                    </mrow>
                  </mstyle>
                </msub>
              </mrow>
            </mfrac>
            <mi>,</mi>
            <mrow>
              <mi>α</mi>
              <mi mathvariant="normal">=</mi>
              <mn>1</mn>
            </mrow>
            <mtext>.</mtext>
            <mtext>.</mtext>
            <mn>6</mn>
          </mrow>
        </mrow>
      </mstyle>
    </mrow>
    <annotation encoding="StarMath 5.0"> size 12{ {  { partial φ}  over  { partial T rSub { size 8{α} } } } = -  {  {1}  over  {"sin"φ} }  {  { partial "cos"φ}  over  { partial T rSub { size 8{α} } } } ,α=1 "."  "." 6} {}</annotation>
  </semantics>
</math>
</file>

<file path=Object 19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∂</mi>
                  <mi>φ</mi>
                </mrow>
                <mrow>
                  <mi mathvariant="normal">∂</mi>
                  <msub>
                    <mi>T</mi>
                    <mstyle mathsize="8pt">
                      <mrow>
                        <mi>α</mi>
                      </mrow>
                    </mstyle>
                  </msub>
                </mrow>
              </mfrac>
              <mi mathvariant="normal">=</mi>
              <mrow>
                <mi mathvariant="normal">−</mi>
                <mfrac>
                  <mn>1</mn>
                  <mrow>
                    <mtext>cos</mtext>
                    <mi>φ</mi>
                  </mrow>
                </mfrac>
              </mrow>
            </mrow>
            <mfrac>
              <mrow>
                <mi mathvariant="normal">∂</mi>
                <mtext>cos</mtext>
                <mi>φ</mi>
              </mrow>
              <mrow>
                <mi mathvariant="normal">∂</mi>
                <msub>
                  <mi>T</mi>
                  <mstyle mathsize="8pt">
                    <mrow>
                      <mi>α</mi>
                    </mrow>
                  </mstyle>
                </msub>
              </mrow>
            </mfrac>
            <mi>,</mi>
            <mrow>
              <mi>α</mi>
              <mi mathvariant="normal">=</mi>
              <mn>1</mn>
            </mrow>
            <mtext>.</mtext>
            <mtext>.</mtext>
            <mn>6</mn>
          </mrow>
        </mrow>
      </mstyle>
    </mrow>
    <annotation encoding="StarMath 5.0"> size 12{ {  { partial φ}  over  { partial T rSub { size 8{α} } } } = -  {  {1}  over  {"cos"φ} }  {  { partial "cos"φ}  over  { partial T rSub { size 8{α} } } } ,α=1 "."  "." 6} {}</annotation>
  </semantics>
</math>
</file>

<file path=Object 2/content.xml><?xml version="1.0" encoding="utf-8"?>
<math xmlns="http://www.w3.org/1998/Math/MathML">
  <semantics>
    <mrow>
      <mtable>
        <mtr>
          <mtd>
            <mrow>
              <mstyle mathsize="12pt">
                <mrow>
                  <mrow>
                    <mrow>
                      <mfrac>
                        <mrow>
                          <mi mathvariant="normal">∂</mi>
                          <munder accentunder="true">
                            <mi>r</mi>
                            <mo>̲</mo>
                          </munder>
                        </mrow>
                        <mrow>
                          <mi mathvariant="normal">∂</mi>
                          <msub>
                            <mi>x</mi>
                            <mstyle mathsize="8pt">
                              <mrow>
                                <mi mathvariant="italic">iβ</mi>
                              </mrow>
                            </mstyle>
                          </msub>
                        </mrow>
                      </mfrac>
                      <mi mathvariant="normal">=</mi>
                      <mfrac>
                        <msub>
                          <mi>S</mi>
                          <mstyle mathsize="8pt">
                            <mrow>
                              <mi>β</mi>
                            </mrow>
                          </mstyle>
                        </msub>
                        <mi>r</mi>
                      </mfrac>
                    </mrow>
                    <mi>,</mi>
                    <mrow>
                      <mi>β</mi>
                      <mi mathvariant="normal">=</mi>
                      <mn>1</mn>
                    </mrow>
                    <mtext>.</mtext>
                    <mtext>.</mtext>
                    <mn>3</mn>
                  </mrow>
                </mrow>
              </mstyle>
            </mrow>
          </mtd>
        </mtr>
        <mtr>
          <mtd>
            <mrow>
              <mrow>
                <mfrac>
                  <mrow>
                    <mi mathvariant="normal">∂</mi>
                    <munder accentunder="true">
                      <mi>r</mi>
                      <mo>̲</mo>
                    </munder>
                  </mrow>
                  <mrow>
                    <mi mathvariant="normal">∂</mi>
                    <msub>
                      <mi>x</mi>
                      <mstyle mathsize="8pt">
                        <mrow>
                          <mi mathvariant="italic">jβ</mi>
                        </mrow>
                      </mstyle>
                    </msub>
                  </mrow>
                </mfrac>
                <mi mathvariant="normal">=</mi>
                <mrow>
                  <mi mathvariant="normal">−</mi>
                  <mfrac>
                    <msub>
                      <mi>S</mi>
                      <mstyle mathsize="8pt">
                        <mrow>
                          <mi>β</mi>
                        </mrow>
                      </mstyle>
                    </msub>
                    <mi>r</mi>
                  </mfrac>
                </mrow>
              </mrow>
              <mi>,</mi>
              <mrow>
                <mi>β</mi>
                <mi mathvariant="normal">=</mi>
                <mn>1</mn>
              </mrow>
              <mtext>.</mtext>
              <mtext>.</mtext>
              <mn>3</mn>
            </mrow>
          </mtd>
        </mtr>
      </mtable>
    </mrow>
    <annotation encoding="StarMath 5.0">alignl { stack {
 size 12{ {  { partial  {underline  {r}} }  over  { partial x rSub { size 8{iβ} } } } = {  {S rSub { size 8{β} } }  over  {r} } ,β=1 "."  "." 3}  {} # 
 {  { partial  {underline  {r}} }  over  { partial x rSub { size 8{jβ} } } } = -  {  {S rSub { size 8{β} } }  over  {r} } ,β=1 "."  "." 3 {} 
} } {}</annotation>
  </semantics>
</math>
</file>

<file path=Object 20/content.xml><?xml version="1.0" encoding="utf-8"?>
<math xmlns="http://www.w3.org/1998/Math/MathML">
  <semantics>
    <mrow>
      <mstyle mathsize="12pt">
        <mrow>
          <mrow>
            <mfrac>
              <mrow>
                <mi mathvariant="normal">∂</mi>
                <mtext>cos</mtext>
                <mi>φ</mi>
              </mrow>
              <mrow>
                <mi mathvariant="normal">∂</mi>
                <msub>
                  <mi>T</mi>
                  <mstyle mathsize="8pt">
                    <mrow>
                      <mi>α</mi>
                    </mrow>
                  </mstyle>
                </msub>
              </mrow>
            </mfrac>
            <mi mathvariant="normal">=</mi>
            <mrow>
              <mi stretchy="true" mathvariant="normal">{</mi>
              <mtable>
                <mtr>
                  <mtd>
                    <mrow>
                      <mfrac>
                        <mn>1</mn>
                        <msub>
                          <mi>t</mi>
                          <mstyle mathsize="8pt">
                            <mrow>
                              <mn>1</mn>
                            </mrow>
                          </mstyle>
                        </msub>
                      </mfrac>
                      <mfenced open="" close="">
                        <mrow>
                          <mrow>
                            <mfrac>
                              <msub>
                                <mi>T</mi>
                                <mstyle mathsize="8pt">
                                  <mrow>
                                    <mrow>
                                      <mi>α</mi>
                                      <mo stretchy="false">+</mo>
                                      <mn>3</mn>
                                    </mrow>
                                  </mrow>
                                </mstyle>
                              </msub>
                              <msub>
                                <mi>t</mi>
                                <mstyle mathsize="8pt">
                                  <mrow>
                                    <mn>2</mn>
                                  </mrow>
                                </mstyle>
                              </msub>
                            </mfrac>
                            <mi mathvariant="normal">−</mi>
                            <mtext>cos</mtext>
                          </mrow>
                          <mi>φ</mi>
                          <mfrac>
                            <msub>
                              <mi>T</mi>
                              <mstyle mathsize="8pt">
                                <mrow>
                                  <mi>α</mi>
                                </mrow>
                              </mstyle>
                            </msub>
                            <msub>
                              <mi>t</mi>
                              <mstyle mathsize="8pt">
                                <mrow>
                                  <mn>1</mn>
                                </mrow>
                              </mstyle>
                            </msub>
                          </mfrac>
                        </mrow>
                      </mfenced>
                      <mi>,</mi>
                      <mrow>
                        <mi>α</mi>
                        <mi mathvariant="normal">=</mi>
                        <mn>1</mn>
                      </mrow>
                      <mtext>.</mtext>
                      <mtext>.</mtext>
                      <mn>3</mn>
                    </mrow>
                  </mtd>
                </mtr>
                <mtr>
                  <mtd>
                    <mrow>
                      <mfrac>
                        <mn>1</mn>
                        <msub>
                          <mi>t</mi>
                          <mstyle mathsize="8pt">
                            <mrow>
                              <mn>2</mn>
                            </mrow>
                          </mstyle>
                        </msub>
                      </mfrac>
                      <mfenced open="" close="">
                        <mrow>
                          <mrow>
                            <mfrac>
                              <msub>
                                <mi>T</mi>
                                <mstyle mathsize="8pt">
                                  <mrow>
                                    <mrow>
                                      <mi>α</mi>
                                      <mi mathvariant="normal">−</mi>
                                      <mn>3</mn>
                                    </mrow>
                                  </mrow>
                                </mstyle>
                              </msub>
                              <msub>
                                <mi>t</mi>
                                <mstyle mathsize="8pt">
                                  <mrow>
                                    <mn>1</mn>
                                  </mrow>
                                </mstyle>
                              </msub>
                            </mfrac>
                            <mi mathvariant="normal">−</mi>
                            <mtext>cos</mtext>
                          </mrow>
                          <mi>φ</mi>
                          <mfrac>
                            <msub>
                              <mi>T</mi>
                              <mstyle mathsize="8pt">
                                <mrow>
                                  <mi>α</mi>
                                </mrow>
                              </mstyle>
                            </msub>
                            <msub>
                              <mi>t</mi>
                              <mstyle mathsize="8pt">
                                <mrow>
                                  <mn>2</mn>
                                </mrow>
                              </mstyle>
                            </msub>
                          </mfrac>
                        </mrow>
                      </mfenced>
                      <mi>,</mi>
                      <mrow>
                        <mi>α</mi>
                        <mi mathvariant="normal">=</mi>
                        <mn>4</mn>
                      </mrow>
                      <mtext>.</mtext>
                      <mtext>.</mtext>
                      <mn>6</mn>
                    </mrow>
                  </mtd>
                </mtr>
              </mtable>
            </mrow>
          </mrow>
        </mrow>
      </mstyle>
    </mrow>
    <annotation encoding="StarMath 5.0"> size 12{ {  { partial "cos"φ}  over  { partial T rSub { size 8{α} } } } = left lbrace  matrix {
 {  {1}  over  {t rSub { size 8{1} } } }  left ( {  {T rSub { size 8{α+3} } }  over  {t rSub { size 8{2} } } }  - "cos"φ {  {T rSub { size 8{α} } }  over  {t rSub { size 8{1} } } }  right ),α=1 "."  "." 3 {} ##
 {  {1}  over  {t rSub { size 8{2} } } }  left ( {  {T rSub { size 8{α - 3} } }  over  {t rSub { size 8{1} } } }  - "cos"φ {  {T rSub { size 8{α} } }  over  {t rSub { size 8{2} } } }  right ),α=4 "."  "." 6
}  right none } {}</annotation>
  </semantics>
</math>
</file>

<file path=Object 21/content.xml><?xml version="1.0" encoding="utf-8"?>
<math xmlns="http://www.w3.org/1998/Math/MathML">
  <semantics>
    <mrow>
      <mstyle mathsize="12pt">
        <mrow>
          <mi>γ</mi>
        </mrow>
      </mstyle>
    </mrow>
    <annotation encoding="StarMath 5.0"> size 12{γ} {}</annotation>
  </semantics>
</math>
</file>

<file path=Object 22/content.xml><?xml version="1.0" encoding="utf-8"?>
<math xmlns="http://www.w3.org/1998/Math/MathML">
  <semantics>
    <mrow>
      <mstyle mathsize="12pt">
        <mrow>
          <mrow>
            <mrow>
              <mrow>
                <msub>
                  <munder accentunder="true">
                    <mi>r</mi>
                    <mo>̲</mo>
                  </munder>
                  <mstyle mathsize="8pt">
                    <mrow>
                      <mn>1</mn>
                    </mrow>
                  </mstyle>
                </msub>
                <mi mathvariant="normal">=</mi>
                <mrow>
                  <msub>
                    <munder accentunder="true">
                      <mi>x</mi>
                      <mo>̲</mo>
                    </munder>
                    <mstyle mathsize="8pt">
                      <mrow>
                        <mi>j</mi>
                      </mrow>
                    </mstyle>
                  </msub>
                  <mi mathvariant="normal">−</mi>
                  <msub>
                    <munder accentunder="true">
                      <mi>x</mi>
                      <mo>̲</mo>
                    </munder>
                    <mstyle mathsize="8pt">
                      <mrow>
                        <mi>i</mi>
                      </mrow>
                    </mstyle>
                  </msub>
                </mrow>
              </mrow>
              <mi mathvariant="normal">=</mi>
              <mfenced open="[" close="]">
                <mtable>
                  <mtr>
                    <mtd>
                      <mrow>
                        <msub>
                          <mi>S</mi>
                          <mstyle mathsize="8pt">
                            <mrow>
                              <mn>1</mn>
                            </mrow>
                          </mstyle>
                        </msub>
                      </mrow>
                    </mtd>
                  </mtr>
                  <mtr>
                    <mtd>
                      <mrow>
                        <msub>
                          <mi>S</mi>
                          <mstyle mathsize="8pt">
                            <mrow>
                              <mn>2</mn>
                            </mrow>
                          </mstyle>
                        </msub>
                      </mrow>
                    </mtd>
                  </mtr>
                  <mtr>
                    <mtd>
                      <msub>
                        <mi>S</mi>
                        <mstyle mathsize="8pt">
                          <mrow>
                            <mn>3</mn>
                          </mrow>
                        </mstyle>
                      </msub>
                    </mtd>
                  </mtr>
                </mtable>
              </mfenced>
            </mrow>
            <mi mathvariant="normal">=</mi>
            <mfenced open="[" close="]">
              <mtable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j1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i1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j2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i2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sub>
                        <mi>x</mi>
                        <mstyle mathsize="8pt">
                          <mrow>
                            <mi mathvariant="italic">j3</mi>
                          </mrow>
                        </mstyle>
                      </msub>
                      <mi mathvariant="normal">−</mi>
                      <msub>
                        <mi>x</mi>
                        <mstyle mathsize="8pt">
                          <mrow>
                            <mi mathvariant="italic">i3</mi>
                          </mrow>
                        </mstyle>
                      </msub>
                    </mrow>
                  </mtd>
                </mtr>
              </mtable>
            </mfenced>
          </mrow>
        </mrow>
      </mstyle>
    </mrow>
    <annotation encoding="StarMath 5.0"> size 12{ {underline  {r}}  rSub { size 8{1} } = {underline  {x}}  rSub { size 8{j} }  -  {underline  {x}}  rSub { size 8{i} } = left [ matrix {
S rSub { size 8{1} }  {} ##
S rSub { size 8{2} }  {} ##
S rSub { size 8{3} } 
}  right ]= left [ matrix {
x rSub { size 8{j1} }  - x rSub { size 8{i1} }  {} ##
x rSub { size 8{j2} }  - x rSub { size 8{i2} }  {} ##
x rSub { size 8{j3} }  - x rSub { size 8{i3} } 
}  right ]} {}</annotation>
  </semantics>
</math>
</file>

<file path=Object 23/content.xml><?xml version="1.0" encoding="utf-8"?>
<math xmlns="http://www.w3.org/1998/Math/MathML">
  <semantics>
    <mrow>
      <mstyle mathsize="12pt">
        <mrow>
          <mrow>
            <mrow>
              <mrow>
                <msub>
                  <munder accentunder="true">
                    <mi>r</mi>
                    <mo>̲</mo>
                  </munder>
                  <mstyle mathsize="8pt">
                    <mrow>
                      <mn>2</mn>
                    </mrow>
                  </mstyle>
                </msub>
                <mi mathvariant="normal">=</mi>
                <mrow>
                  <msub>
                    <munder accentunder="true">
                      <mi>x</mi>
                      <mo>̲</mo>
                    </munder>
                    <mstyle mathsize="8pt">
                      <mrow>
                        <mi>k</mi>
                      </mrow>
                    </mstyle>
                  </msub>
                  <mi mathvariant="normal">−</mi>
                  <msub>
                    <munder accentunder="true">
                      <mi>x</mi>
                      <mo>̲</mo>
                    </munder>
                    <mstyle mathsize="8pt">
                      <mrow>
                        <mi>i</mi>
                      </mrow>
                    </mstyle>
                  </msub>
                </mrow>
              </mrow>
              <mi mathvariant="normal">=</mi>
              <mfenced open="[" close="]">
                <mtable>
                  <mtr>
                    <mtd>
                      <mrow>
                        <msub>
                          <mi>S</mi>
                          <mstyle mathsize="8pt">
                            <mrow>
                              <mn>4</mn>
                            </mrow>
                          </mstyle>
                        </msub>
                      </mrow>
                    </mtd>
                  </mtr>
                  <mtr>
                    <mtd>
                      <mrow>
                        <msub>
                          <mi>S</mi>
                          <mstyle mathsize="8pt">
                            <mrow>
                              <mn>5</mn>
                            </mrow>
                          </mstyle>
                        </msub>
                      </mrow>
                    </mtd>
                  </mtr>
                  <mtr>
                    <mtd>
                      <msub>
                        <mi>S</mi>
                        <mstyle mathsize="8pt">
                          <mrow>
                            <mn>6</mn>
                          </mrow>
                        </mstyle>
                      </msub>
                    </mtd>
                  </mtr>
                </mtable>
              </mfenced>
            </mrow>
            <mi mathvariant="normal">=</mi>
            <mfenced open="[" close="]">
              <mtable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k1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i1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k2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i2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sub>
                        <mi>x</mi>
                        <mstyle mathsize="8pt">
                          <mrow>
                            <mi mathvariant="italic">k3</mi>
                          </mrow>
                        </mstyle>
                      </msub>
                      <mi mathvariant="normal">−</mi>
                      <msub>
                        <mi>x</mi>
                        <mstyle mathsize="8pt">
                          <mrow>
                            <mi mathvariant="italic">i3</mi>
                          </mrow>
                        </mstyle>
                      </msub>
                    </mrow>
                  </mtd>
                </mtr>
              </mtable>
            </mfenced>
          </mrow>
        </mrow>
      </mstyle>
    </mrow>
    <annotation encoding="StarMath 5.0"> size 12{ {underline  {r}}  rSub { size 8{2} } = {underline  {x}}  rSub { size 8{k} }  -  {underline  {x}}  rSub { size 8{i} } = left [ matrix {
S rSub { size 8{4} }  {} ##
S rSub { size 8{5} }  {} ##
S rSub { size 8{6} } 
}  right ]= left [ matrix {
x rSub { size 8{k1} }  - x rSub { size 8{i1} }  {} ##
x rSub { size 8{k2} }  - x rSub { size 8{i2} }  {} ##
x rSub { size 8{k3} }  - x rSub { size 8{i3} } 
}  right ]} {}</annotation>
  </semantics>
</math>
</file>

<file path=Object 24/content.xml><?xml version="1.0" encoding="utf-8"?>
<math xmlns="http://www.w3.org/1998/Math/MathML">
  <semantics>
    <mrow>
      <mstyle mathsize="12pt">
        <mrow>
          <mrow>
            <mrow>
              <mrow>
                <msub>
                  <munder accentunder="true">
                    <mi>r</mi>
                    <mo>̲</mo>
                  </munder>
                  <mstyle mathsize="8pt">
                    <mrow>
                      <mn>3</mn>
                    </mrow>
                  </mstyle>
                </msub>
                <mi mathvariant="normal">=</mi>
                <mrow>
                  <msub>
                    <munder accentunder="true">
                      <mi>x</mi>
                      <mo>̲</mo>
                    </munder>
                    <mstyle mathsize="8pt">
                      <mrow>
                        <mi>l</mi>
                      </mrow>
                    </mstyle>
                  </msub>
                  <mi mathvariant="normal">−</mi>
                  <msub>
                    <munder accentunder="true">
                      <mi>x</mi>
                      <mo>̲</mo>
                    </munder>
                    <mstyle mathsize="8pt">
                      <mrow>
                        <mi>i</mi>
                      </mrow>
                    </mstyle>
                  </msub>
                </mrow>
              </mrow>
              <mi mathvariant="normal">=</mi>
              <mfenced open="[" close="]">
                <mtable>
                  <mtr>
                    <mtd>
                      <mrow>
                        <msub>
                          <mi>S</mi>
                          <mstyle mathsize="8pt">
                            <mrow>
                              <mn>7</mn>
                            </mrow>
                          </mstyle>
                        </msub>
                      </mrow>
                    </mtd>
                  </mtr>
                  <mtr>
                    <mtd>
                      <mrow>
                        <msub>
                          <mi>S</mi>
                          <mstyle mathsize="8pt">
                            <mrow>
                              <mn>8</mn>
                            </mrow>
                          </mstyle>
                        </msub>
                      </mrow>
                    </mtd>
                  </mtr>
                  <mtr>
                    <mtd>
                      <msub>
                        <mi>S</mi>
                        <mstyle mathsize="8pt">
                          <mrow>
                            <mn>9</mn>
                          </mrow>
                        </mstyle>
                      </msub>
                    </mtd>
                  </mtr>
                </mtable>
              </mfenced>
            </mrow>
            <mi mathvariant="normal">=</mi>
            <mfenced open="[" close="]">
              <mtable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l1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i1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l2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i2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sub>
                        <mi>x</mi>
                        <mstyle mathsize="8pt">
                          <mrow>
                            <mi mathvariant="italic">l3</mi>
                          </mrow>
                        </mstyle>
                      </msub>
                      <mi mathvariant="normal">−</mi>
                      <msub>
                        <mi>x</mi>
                        <mstyle mathsize="8pt">
                          <mrow>
                            <mi mathvariant="italic">i3</mi>
                          </mrow>
                        </mstyle>
                      </msub>
                    </mrow>
                  </mtd>
                </mtr>
              </mtable>
            </mfenced>
          </mrow>
        </mrow>
      </mstyle>
    </mrow>
    <annotation encoding="StarMath 5.0"> size 12{ {underline  {r}}  rSub { size 8{3} } = {underline  {x}}  rSub { size 8{l} }  -  {underline  {x}}  rSub { size 8{i} } = left [ matrix {
S rSub { size 8{7} }  {} ##
S rSub { size 8{8} }  {} ##
S rSub { size 8{9} } 
}  right ]= left [ matrix {
x rSub { size 8{l1} }  - x rSub { size 8{i1} }  {} ##
x rSub { size 8{l2} }  - x rSub { size 8{i2} }  {} ##
x rSub { size 8{l3} }  - x rSub { size 8{i3} } 
}  right ]} {}</annotation>
  </semantics>
</math>
</file>

<file path=Object 25/content.xml><?xml version="1.0" encoding="utf-8"?>
<math xmlns="http://www.w3.org/1998/Math/MathML">
  <semantics>
    <mrow>
      <mstyle mathsize="12pt">
        <mrow>
          <mrow>
            <mtext>cos</mtext>
            <mrow>
              <mi>γ</mi>
              <mi mathvariant="normal">=</mi>
              <mfrac>
                <mrow>
                  <mfenced open="" close="">
                    <mrow>
                      <msub>
                        <munder accentunder="true">
                          <mi>r</mi>
                          <mo>̲</mo>
                        </munder>
                        <mstyle mathsize="8pt">
                          <mrow>
                            <mn>1</mn>
                          </mrow>
                        </mstyle>
                      </msub>
                      <mi mathvariant="normal">×</mi>
                      <msub>
                        <munder accentunder="true">
                          <mi>r</mi>
                          <mo>̲</mo>
                        </munder>
                        <mstyle mathsize="8pt">
                          <mrow>
                            <mn>2</mn>
                          </mrow>
                        </mstyle>
                      </msub>
                    </mrow>
                  </mfenced>
                  <mi mathvariant="normal">⋅</mi>
                  <mfenced open="" close="">
                    <msub>
                      <munder accentunder="true">
                        <mi>r</mi>
                        <mo>̲</mo>
                      </munder>
                      <mstyle mathsize="8pt">
                        <mrow>
                          <mn>3</mn>
                        </mrow>
                      </mstyle>
                    </msub>
                  </mfenced>
                </mrow>
                <mrow>
                  <mfenced open="" close="">
                    <mrow>
                      <mi stretchy="false" mathvariant="normal">∣</mi>
                      <mrow>
                        <msub>
                          <munder accentunder="true">
                            <mi>r</mi>
                            <mo>̲</mo>
                          </munder>
                          <mstyle mathsize="8pt">
                            <mrow>
                              <mn>1</mn>
                            </mrow>
                          </mstyle>
                        </msub>
                        <mi mathvariant="normal">×</mi>
                        <msub>
                          <munder accentunder="true">
                            <mi>r</mi>
                            <mo>̲</mo>
                          </munder>
                          <mstyle mathsize="8pt">
                            <mrow>
                              <mn>2</mn>
                            </mrow>
                          </mstyle>
                        </msub>
                      </mrow>
                      <mi stretchy="false" mathvariant="normal">∣</mi>
                    </mrow>
                  </mfenced>
                  <mfenced open="" close="">
                    <mrow>
                      <mi stretchy="false" mathvariant="normal">∣</mi>
                      <msub>
                        <munder accentunder="true">
                          <mi>r</mi>
                          <mo>̲</mo>
                        </munder>
                        <mstyle mathsize="8pt">
                          <mrow>
                            <mn>3</mn>
                          </mrow>
                        </mstyle>
                      </msub>
                      <mi stretchy="false" mathvariant="normal">∣</mi>
                    </mrow>
                  </mfenced>
                </mrow>
              </mfrac>
            </mrow>
          </mrow>
        </mrow>
      </mstyle>
    </mrow>
    <annotation encoding="StarMath 5.0"> size 12{"cos"γ= {  { left ( {underline  {r}}  rSub { size 8{1} }  times  {underline  {r}}  rSub { size 8{2} }  right ) cdot  left ( {underline  {r}}  rSub { size 8{3} }  right )}  over  { left ( lline  {underline  {r}}  rSub { size 8{1} }  times  {underline  {r}}  rSub { size 8{2} }  rline  right ) left ( lline  {underline  {r}}  rSub { size 8{3} }  rline  right )} } } {}</annotation>
  </semantics>
</math>
</file>

<file path=Object 26/content.xml><?xml version="1.0" encoding="utf-8"?>
<math xmlns="http://www.w3.org/1998/Math/MathML">
  <semantics>
    <mrow>
      <mstyle mathsize="12pt">
        <mrow>
          <mrow>
            <mrow>
              <mrow>
                <msub>
                  <munder accentunder="true">
                    <mi>t</mi>
                    <mo>̲</mo>
                  </munder>
                  <mstyle mathsize="8pt">
                    <mrow>
                      <mn>1</mn>
                    </mrow>
                  </mstyle>
                </msub>
                <mi mathvariant="normal">=</mi>
                <mrow>
                  <msub>
                    <munder accentunder="true">
                      <mi>r</mi>
                      <mo>̲</mo>
                    </munder>
                    <mstyle mathsize="8pt">
                      <mrow>
                        <mn>1</mn>
                      </mrow>
                    </mstyle>
                  </msub>
                  <mi mathvariant="normal">×</mi>
                  <msub>
                    <munder accentunder="true">
                      <mi>r</mi>
                      <mo>̲</mo>
                    </munder>
                    <mstyle mathsize="8pt">
                      <mrow>
                        <mn>2</mn>
                      </mrow>
                    </mstyle>
                  </msub>
                </mrow>
              </mrow>
              <mi mathvariant="normal">=</mi>
              <mfenced open="[" close="]">
                <mtable>
                  <mtr>
                    <mtd>
                      <mrow>
                        <msub>
                          <mi>T</mi>
                          <mstyle mathsize="8pt">
                            <mrow>
                              <mn>1</mn>
                            </mrow>
                          </mstyle>
                        </msub>
                      </mrow>
                    </mtd>
                  </mtr>
                  <mtr>
                    <mtd>
                      <mrow>
                        <msub>
                          <mi>T</mi>
                          <mstyle mathsize="8pt">
                            <mrow>
                              <mn>2</mn>
                            </mrow>
                          </mstyle>
                        </msub>
                      </mrow>
                    </mtd>
                  </mtr>
                  <mtr>
                    <mtd>
                      <msub>
                        <mi>T</mi>
                        <mstyle mathsize="8pt">
                          <mrow>
                            <mn>3</mn>
                          </mrow>
                        </mstyle>
                      </msub>
                    </mtd>
                  </mtr>
                </mtable>
              </mfenced>
            </mrow>
            <mi mathvariant="normal">=</mi>
            <mfenced open="[" close="]">
              <mtable>
                <mtr>
                  <mtd>
                    <mrow>
                      <msub>
                        <mi>S</mi>
                        <mstyle mathsize="8pt">
                          <mrow>
                            <mn>2</mn>
                          </mrow>
                        </mstyle>
                      </msub>
                      <mrow>
                        <msub>
                          <mi>S</mi>
                          <mstyle mathsize="8pt">
                            <mrow>
                              <mn>6</mn>
                            </mrow>
                          </mstyle>
                        </msub>
                        <mi mathvariant="normal">−</mi>
                        <msub>
                          <mi>S</mi>
                          <mstyle mathsize="8pt">
                            <mrow>
                              <mn>3</mn>
                            </mrow>
                          </mstyle>
                        </msub>
                      </mrow>
                      <msub>
                        <mi>S</mi>
                        <mstyle mathsize="8pt">
                          <mrow>
                            <mn>5</mn>
                          </mrow>
                        </mstyle>
                      </msub>
                    </mrow>
                  </mtd>
                </mtr>
                <mtr>
                  <mtd>
                    <mrow>
                      <msub>
                        <mi>S</mi>
                        <mstyle mathsize="8pt">
                          <mrow>
                            <mn>3</mn>
                          </mrow>
                        </mstyle>
                      </msub>
                      <mrow>
                        <msub>
                          <mi>S</mi>
                          <mstyle mathsize="8pt">
                            <mrow>
                              <mn>4</mn>
                            </mrow>
                          </mstyle>
                        </msub>
                        <mi mathvariant="normal">−</mi>
                        <msub>
                          <mi>S</mi>
                          <mstyle mathsize="8pt">
                            <mrow>
                              <mn>1</mn>
                            </mrow>
                          </mstyle>
                        </msub>
                      </mrow>
                      <msub>
                        <mi>S</mi>
                        <mstyle mathsize="8pt">
                          <mrow>
                            <mn>6</mn>
                          </mrow>
                        </mstyle>
                      </msub>
                    </mrow>
                  </mtd>
                </mtr>
                <mtr>
                  <mtd>
                    <mrow>
                      <msub>
                        <mi>S</mi>
                        <mstyle mathsize="8pt">
                          <mrow>
                            <mn>1</mn>
                          </mrow>
                        </mstyle>
                      </msub>
                      <mrow>
                        <msub>
                          <mi>S</mi>
                          <mstyle mathsize="8pt">
                            <mrow>
                              <mn>5</mn>
                            </mrow>
                          </mstyle>
                        </msub>
                        <mi mathvariant="normal">−</mi>
                        <msub>
                          <mi>S</mi>
                          <mstyle mathsize="8pt">
                            <mrow>
                              <mn>2</mn>
                            </mrow>
                          </mstyle>
                        </msub>
                      </mrow>
                      <msub>
                        <mi>S</mi>
                        <mstyle mathsize="8pt">
                          <mrow>
                            <mn>4</mn>
                          </mrow>
                        </mstyle>
                      </msub>
                    </mrow>
                  </mtd>
                </mtr>
              </mtable>
            </mfenced>
          </mrow>
        </mrow>
      </mstyle>
    </mrow>
    <annotation encoding="StarMath 5.0"> size 12{ {underline  {t}}  rSub { size 8{1} } = {underline  {r}}  rSub { size 8{1} }  times  {underline  {r}}  rSub { size 8{2} } = left [ matrix {
T rSub { size 8{1} }  {} ##
T rSub { size 8{2} }  {} ##
T rSub { size 8{3} } 
}  right ]= left [ matrix {
S rSub { size 8{2} } S rSub { size 8{6} }  - S rSub { size 8{3} } S rSub { size 8{5} }  {} ##
S rSub { size 8{3} } S rSub { size 8{4} }  - S rSub { size 8{1} } S rSub { size 8{6} }  {} ##
S rSub { size 8{1} } S rSub { size 8{5} }  - S rSub { size 8{2} } S rSub { size 8{4} } 
}  right ]} {}</annotation>
  </semantics>
</math>
</file>

<file path=Object 27/content.xml><?xml version="1.0" encoding="utf-8"?>
<math xmlns="http://www.w3.org/1998/Math/MathML">
  <semantics>
    <mrow>
      <mstyle mathsize="12pt">
        <mrow>
          <mrow>
            <mtext>cos</mtext>
            <mi>γ</mi>
          </mrow>
        </mrow>
      </mstyle>
    </mrow>
    <annotation encoding="StarMath 5.0"> size 12{"cos"γ} {}</annotation>
  </semantics>
</math>
</file>

<file path=Object 28/content.xml><?xml version="1.0" encoding="utf-8"?>
<math xmlns="http://www.w3.org/1998/Math/MathML">
  <semantics>
    <mrow>
      <mstyle mathsize="12pt">
        <mrow>
          <mrow>
            <mtext>cos</mtext>
            <mrow>
              <mi>γ</mi>
              <mi mathvariant="normal">=</mi>
              <mfrac>
                <mrow>
                  <msub>
                    <munder accentunder="true">
                      <mi>t</mi>
                      <mo>̲</mo>
                    </munder>
                    <mstyle mathsize="8pt">
                      <mrow>
                        <mn>1</mn>
                      </mrow>
                    </mstyle>
                  </msub>
                  <mi mathvariant="normal">⋅</mi>
                  <msub>
                    <munder accentunder="true">
                      <mi>r</mi>
                      <mo>̲</mo>
                    </munder>
                    <mstyle mathsize="8pt">
                      <mrow>
                        <mn>3</mn>
                      </mrow>
                    </mstyle>
                  </msub>
                </mrow>
                <mrow>
                  <msub>
                    <mi>t</mi>
                    <mstyle mathsize="8pt">
                      <mrow>
                        <mn>1</mn>
                      </mrow>
                    </mstyle>
                  </msub>
                  <msub>
                    <mi>r</mi>
                    <mstyle mathsize="8pt">
                      <mrow>
                        <mn>3</mn>
                      </mrow>
                    </mstyle>
                  </msub>
                </mrow>
              </mfrac>
            </mrow>
          </mrow>
        </mrow>
      </mstyle>
    </mrow>
    <annotation encoding="StarMath 5.0"> size 12{"cos"γ= {  { {underline  {t}}  rSub { size 8{1} }  cdot  {underline  {r}}  rSub { size 8{3} } }  over  {t rSub { size 8{1} } r rSub { size 8{3} } } } } {}</annotation>
  </semantics>
</math>
</file>

<file path=Object 29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∂</mi>
                  <mi>γ</mi>
                </mrow>
                <mrow>
                  <mi mathvariant="normal">∂</mi>
                  <msub>
                    <mi>x</mi>
                    <mstyle mathsize="8pt">
                      <mrow>
                        <mstyle mathvariant="italic">
                          <mrow>
                            <mtext>αβ</mtext>
                          </mrow>
                        </mstyle>
                      </mrow>
                    </mstyle>
                  </msub>
                </mrow>
              </mfrac>
              <mi mathvariant="normal">=</mi>
              <mrow>
                <mrow>
                  <munderover>
                    <mi mathvariant="normal">∑</mi>
                    <mstyle mathsize="8pt">
                      <mrow>
                        <mrow>
                          <mi>λ</mi>
                          <mi mathvariant="normal">=</mi>
                          <mn>1</mn>
                        </mrow>
                      </mrow>
                    </mstyle>
                    <mstyle mathsize="8pt">
                      <mrow>
                        <mn>3</mn>
                      </mrow>
                    </mstyle>
                  </munderover>
                  <mrow>
                    <mfrac>
                      <mrow>
                        <mi mathvariant="normal">∂</mi>
                        <mi>γ</mi>
                      </mrow>
                      <mrow>
                        <mi mathvariant="normal">∂</mi>
                        <msub>
                          <mi>T</mi>
                          <mstyle mathsize="8pt">
                            <mrow>
                              <mi>λ</mi>
                            </mrow>
                          </mstyle>
                        </msub>
                      </mrow>
                    </mfrac>
                    <mfrac>
                      <mrow>
                        <mi mathvariant="normal">∂</mi>
                        <msub>
                          <mi>T</mi>
                          <mstyle mathsize="8pt">
                            <mrow>
                              <mi>λ</mi>
                            </mrow>
                          </mstyle>
                        </msub>
                      </mrow>
                      <mrow>
                        <mi mathvariant="normal">∂</mi>
                        <msub>
                          <mi>x</mi>
                          <mstyle mathsize="8pt">
                            <mrow>
                              <mstyle mathvariant="italic">
                                <mrow>
                                  <mtext>αβ</mtext>
                                </mrow>
                              </mstyle>
                            </mrow>
                          </mstyle>
                        </msub>
                      </mrow>
                    </mfrac>
                  </mrow>
                </mrow>
                <mo stretchy="false">+</mo>
                <mrow>
                  <munderover>
                    <mi mathvariant="normal">∑</mi>
                    <mstyle mathsize="8pt">
                      <mrow>
                        <mrow>
                          <mi>λ</mi>
                          <mi mathvariant="normal">=</mi>
                          <mn>7</mn>
                        </mrow>
                      </mrow>
                    </mstyle>
                    <mstyle mathsize="8pt">
                      <mrow>
                        <mn>9</mn>
                      </mrow>
                    </mstyle>
                  </munderover>
                  <mrow>
                    <mfrac>
                      <mrow>
                        <mi mathvariant="normal">∂</mi>
                        <mi>γ</mi>
                      </mrow>
                      <mrow>
                        <mi mathvariant="normal">∂</mi>
                        <msub>
                          <mi>S</mi>
                          <mstyle mathsize="8pt">
                            <mrow>
                              <mi>λ</mi>
                            </mrow>
                          </mstyle>
                        </msub>
                      </mrow>
                    </mfrac>
                    <mfrac>
                      <mrow>
                        <mi mathvariant="normal">∂</mi>
                        <msub>
                          <mi>S</mi>
                          <mstyle mathsize="8pt">
                            <mrow>
                              <mi>λ</mi>
                            </mrow>
                          </mstyle>
                        </msub>
                      </mrow>
                      <mrow>
                        <mi mathvariant="normal">∂</mi>
                        <msub>
                          <mi>x</mi>
                          <mstyle mathsize="8pt">
                            <mrow>
                              <mstyle mathvariant="italic">
                                <mrow>
                                  <mtext>αβ</mtext>
                                </mrow>
                              </mstyle>
                            </mrow>
                          </mstyle>
                        </msub>
                      </mrow>
                    </mfrac>
                  </mrow>
                </mrow>
              </mrow>
            </mrow>
            <mi>,</mi>
            <mrow>
              <mi>α</mi>
              <mi mathvariant="normal">=</mi>
              <mrow>
                <mi stretchy="false" mathvariant="normal">{</mi>
                <mrow>
                  <mi>i</mi>
                  <mi>,</mi>
                  <mi>j</mi>
                  <mi>,</mi>
                  <mi>k</mi>
                  <mi>,</mi>
                  <mi>l</mi>
                </mrow>
                <mi stretchy="false" mathvariant="normal">}</mi>
              </mrow>
            </mrow>
          </mrow>
        </mrow>
      </mstyle>
    </mrow>
    <annotation encoding="StarMath 5.0"> size 12{ {  { partial γ}  over  { partial x rSub { size 8{ ital "αβ"} } } } = Sum cSub { size 8{λ=1} }  cSup { size 8{3} }  { {  { partial γ}  over  { partial T rSub { size 8{λ} } } }  {  { partial T rSub { size 8{λ} } }  over  { partial x rSub { size 8{ ital "αβ"} } } } } + Sum cSub { size 8{λ=7} }  cSup { size 8{9} }  { {  { partial γ}  over  { partial S rSub { size 8{λ} } } }  {  { partial S rSub { size 8{λ} } }  over  { partial x rSub { size 8{ ital "αβ"} } } } } ,α= lbrace i,j,k,l rbrace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row>
                <msub>
                  <munder accentunder="true">
                    <mi>r</mi>
                    <mo>̲</mo>
                  </munder>
                  <mstyle mathsize="8pt">
                    <mrow>
                      <mn>1</mn>
                    </mrow>
                  </mstyle>
                </msub>
                <mi mathvariant="normal">=</mi>
                <mrow>
                  <msub>
                    <munder accentunder="true">
                      <mi>x</mi>
                      <mo>̲</mo>
                    </munder>
                    <mstyle mathsize="8pt">
                      <mrow>
                        <mi>i</mi>
                      </mrow>
                    </mstyle>
                  </msub>
                  <mi mathvariant="normal">−</mi>
                  <msub>
                    <munder accentunder="true">
                      <mi>x</mi>
                      <mo>̲</mo>
                    </munder>
                    <mstyle mathsize="8pt">
                      <mrow>
                        <mi>j</mi>
                      </mrow>
                    </mstyle>
                  </msub>
                </mrow>
              </mrow>
              <mi mathvariant="normal">=</mi>
              <mfenced open="[" close="]">
                <mtable>
                  <mtr>
                    <mtd>
                      <mrow>
                        <msub>
                          <mi>S</mi>
                          <mstyle mathsize="8pt">
                            <mrow>
                              <mn>1</mn>
                            </mrow>
                          </mstyle>
                        </msub>
                      </mrow>
                    </mtd>
                  </mtr>
                  <mtr>
                    <mtd>
                      <mrow>
                        <msub>
                          <mi>S</mi>
                          <mstyle mathsize="8pt">
                            <mrow>
                              <mn>2</mn>
                            </mrow>
                          </mstyle>
                        </msub>
                      </mrow>
                    </mtd>
                  </mtr>
                  <mtr>
                    <mtd>
                      <msub>
                        <mi>S</mi>
                        <mstyle mathsize="8pt">
                          <mrow>
                            <mn>3</mn>
                          </mrow>
                        </mstyle>
                      </msub>
                    </mtd>
                  </mtr>
                </mtable>
              </mfenced>
            </mrow>
            <mi mathvariant="normal">=</mi>
            <mfenced open="[" close="]">
              <mtable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i1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j1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i2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j2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sub>
                        <mi>x</mi>
                        <mstyle mathsize="8pt">
                          <mrow>
                            <mi mathvariant="italic">i3</mi>
                          </mrow>
                        </mstyle>
                      </msub>
                      <mi mathvariant="normal">−</mi>
                      <msub>
                        <mi>x</mi>
                        <mstyle mathsize="8pt">
                          <mrow>
                            <mi mathvariant="italic">j3</mi>
                          </mrow>
                        </mstyle>
                      </msub>
                    </mrow>
                  </mtd>
                </mtr>
              </mtable>
            </mfenced>
          </mrow>
        </mrow>
      </mstyle>
    </mrow>
    <annotation encoding="StarMath 5.0"> size 12{ {underline  {r}}  rSub { size 8{1} } = {underline  {x}}  rSub { size 8{i} }  -  {underline  {x}}  rSub { size 8{j} } = left [ matrix {
S rSub { size 8{1} }  {} ##
S rSub { size 8{2} }  {} ##
S rSub { size 8{3} } 
}  right ]= left [ matrix {
x rSub { size 8{i1} }  - x rSub { size 8{j1} }  {} ##
x rSub { size 8{i2} }  - x rSub { size 8{j2} }  {} ##
x rSub { size 8{i3} }  - x rSub { size 8{j3} } 
}  right ]} {}</annotation>
  </semantics>
</math>
</file>

<file path=Object 30/content.xml><?xml version="1.0" encoding="utf-8"?>
<math xmlns="http://www.w3.org/1998/Math/MathML">
  <semantics>
    <mrow>
      <mstyle mathsize="12pt">
        <mrow>
          <mfrac>
            <mrow>
              <mi mathvariant="normal">∂</mi>
              <mi>γ</mi>
            </mrow>
            <mrow>
              <mi mathvariant="normal">∂</mi>
              <msub>
                <mi>T</mi>
                <mstyle mathsize="8pt">
                  <mrow>
                    <mi>λ</mi>
                  </mrow>
                </mstyle>
              </msub>
            </mrow>
          </mfrac>
        </mrow>
      </mstyle>
    </mrow>
    <annotation encoding="StarMath 5.0"> size 12{ {  { partial γ}  over  { partial T rSub { size 8{λ} } } } } {}</annotation>
  </semantics>
</math>
</file>

<file path=Object 31/content.xml><?xml version="1.0" encoding="utf-8"?>
<math xmlns="http://www.w3.org/1998/Math/MathML">
  <semantics>
    <mrow>
      <mstyle mathsize="12pt">
        <mrow>
          <mfrac>
            <mrow>
              <mi mathvariant="normal">∂</mi>
              <mi>γ</mi>
            </mrow>
            <mrow>
              <mi mathvariant="normal">∂</mi>
              <msub>
                <mi>S</mi>
                <mstyle mathsize="8pt">
                  <mrow>
                    <mi>λ</mi>
                  </mrow>
                </mstyle>
              </msub>
            </mrow>
          </mfrac>
        </mrow>
      </mstyle>
    </mrow>
    <annotation encoding="StarMath 5.0"> size 12{ {  { partial γ}  over  { partial S rSub { size 8{λ} } } } } {}</annotation>
  </semantics>
</math>
</file>

<file path=Object 32/content.xml><?xml version="1.0" encoding="utf-8"?>
<math xmlns="http://www.w3.org/1998/Math/MathML">
  <semantics>
    <mrow>
      <mstyle mathsize="12pt">
        <mrow>
          <mrow>
            <mtext>cos</mtext>
            <mi>γ</mi>
          </mrow>
        </mrow>
      </mstyle>
    </mrow>
    <annotation encoding="StarMath 5.0"> size 12{"cos"γ} {}</annotation>
  </semantics>
</math>
</file>

<file path=Object 33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∂</mi>
                  <mi>γ</mi>
                </mrow>
                <mrow>
                  <mi mathvariant="normal">∂</mi>
                  <msub>
                    <mi>T</mi>
                    <mstyle mathsize="8pt">
                      <mrow>
                        <mi>α</mi>
                      </mrow>
                    </mstyle>
                  </msub>
                </mrow>
              </mfrac>
              <mi mathvariant="normal">=</mi>
              <mrow>
                <mi mathvariant="normal">−</mi>
                <mfrac>
                  <mn>1</mn>
                  <mrow>
                    <mtext>sin</mtext>
                    <mi>γ</mi>
                  </mrow>
                </mfrac>
              </mrow>
            </mrow>
            <mfrac>
              <mrow>
                <mi mathvariant="normal">∂</mi>
                <mtext>cos</mtext>
                <mi>γ</mi>
              </mrow>
              <mrow>
                <mi mathvariant="normal">∂</mi>
                <msub>
                  <mi>T</mi>
                  <mstyle mathsize="8pt">
                    <mrow>
                      <mi>α</mi>
                    </mrow>
                  </mstyle>
                </msub>
              </mrow>
            </mfrac>
            <mi>,</mi>
            <mrow>
              <mi>α</mi>
              <mi mathvariant="normal">=</mi>
              <mn>1</mn>
            </mrow>
            <mtext>.</mtext>
            <mtext>.</mtext>
            <mn>3</mn>
          </mrow>
        </mrow>
      </mstyle>
    </mrow>
    <annotation encoding="StarMath 5.0"> size 12{ {  { partial γ}  over  { partial T rSub { size 8{α} } } } = -  {  {1}  over  {"sin"γ} }  {  { partial "cos"γ}  over  { partial T rSub { size 8{α} } } } ,α=1 "."  "." 3} {}</annotation>
  </semantics>
</math>
</file>

<file path=Object 34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∂</mi>
                  <mi>γ</mi>
                </mrow>
                <mrow>
                  <mi mathvariant="normal">∂</mi>
                  <msub>
                    <mi>S</mi>
                    <mstyle mathsize="8pt">
                      <mrow>
                        <mi>α</mi>
                      </mrow>
                    </mstyle>
                  </msub>
                </mrow>
              </mfrac>
              <mi mathvariant="normal">=</mi>
              <mrow>
                <mi mathvariant="normal">−</mi>
                <mfrac>
                  <mn>1</mn>
                  <mrow>
                    <mtext>sin</mtext>
                    <mi>γ</mi>
                  </mrow>
                </mfrac>
              </mrow>
            </mrow>
            <mfrac>
              <mrow>
                <mi mathvariant="normal">∂</mi>
                <mtext>cos</mtext>
                <mi>γ</mi>
              </mrow>
              <mrow>
                <mi mathvariant="normal">∂</mi>
                <msub>
                  <mi>S</mi>
                  <mstyle mathsize="8pt">
                    <mrow>
                      <mi>α</mi>
                    </mrow>
                  </mstyle>
                </msub>
              </mrow>
            </mfrac>
            <mi>,</mi>
            <mrow>
              <mi>α</mi>
              <mi mathvariant="normal">=</mi>
              <mn>7</mn>
            </mrow>
            <mtext>.</mtext>
            <mtext>.</mtext>
            <mn>9</mn>
          </mrow>
        </mrow>
      </mstyle>
    </mrow>
    <annotation encoding="StarMath 5.0"> size 12{ {  { partial γ}  over  { partial S rSub { size 8{α} } } } = -  {  {1}  over  {"sin"γ} }  {  { partial "cos"γ}  over  { partial S rSub { size 8{α} } } } ,α=7 "."  "." 9} {}</annotation>
  </semantics>
</math>
</file>

<file path=Object 35/content.xml><?xml version="1.0" encoding="utf-8"?>
<math xmlns="http://www.w3.org/1998/Math/MathML">
  <semantics>
    <mrow>
      <mstyle mathsize="12pt">
        <mrow>
          <mrow>
            <mtext>sin</mtext>
            <mi>γ</mi>
          </mrow>
        </mrow>
      </mstyle>
    </mrow>
    <annotation encoding="StarMath 5.0"> size 12{"sin"γ} {}</annotation>
  </semantics>
</math>
</file>

<file path=Object 36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∂</mi>
                  <mi>γ</mi>
                </mrow>
                <mrow>
                  <mi mathvariant="normal">∂</mi>
                  <msub>
                    <mi>T</mi>
                    <mstyle mathsize="8pt">
                      <mrow>
                        <mi>α</mi>
                      </mrow>
                    </mstyle>
                  </msub>
                </mrow>
              </mfrac>
              <mi mathvariant="normal">=</mi>
              <mrow>
                <mi mathvariant="normal">−</mi>
                <mfrac>
                  <mn>1</mn>
                  <mrow>
                    <mtext>cos</mtext>
                    <mi>γ</mi>
                  </mrow>
                </mfrac>
              </mrow>
            </mrow>
            <mfrac>
              <mrow>
                <mi mathvariant="normal">∂</mi>
                <mtext>cos</mtext>
                <mi>γ</mi>
              </mrow>
              <mrow>
                <mi mathvariant="normal">∂</mi>
                <msub>
                  <mi>T</mi>
                  <mstyle mathsize="8pt">
                    <mrow>
                      <mi>α</mi>
                    </mrow>
                  </mstyle>
                </msub>
              </mrow>
            </mfrac>
            <mi>,</mi>
            <mrow>
              <mi>α</mi>
              <mi mathvariant="normal">=</mi>
              <mn>1</mn>
            </mrow>
            <mtext>.</mtext>
            <mtext>.</mtext>
            <mn>3</mn>
          </mrow>
        </mrow>
      </mstyle>
    </mrow>
    <annotation encoding="StarMath 5.0"> size 12{ {  { partial γ}  over  { partial T rSub { size 8{α} } } } = -  {  {1}  over  {"cos"γ} }  {  { partial "cos"γ}  over  { partial T rSub { size 8{α} } } } ,α=1 "."  "." 3} {}</annotation>
  </semantics>
</math>
</file>

<file path=Object 37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∂</mi>
                  <mi>γ</mi>
                </mrow>
                <mrow>
                  <mi mathvariant="normal">∂</mi>
                  <msub>
                    <mi>S</mi>
                    <mstyle mathsize="8pt">
                      <mrow>
                        <mi>α</mi>
                      </mrow>
                    </mstyle>
                  </msub>
                </mrow>
              </mfrac>
              <mi mathvariant="normal">=</mi>
              <mrow>
                <mi mathvariant="normal">−</mi>
                <mfrac>
                  <mn>1</mn>
                  <mrow>
                    <mtext>cos</mtext>
                    <mi>γ</mi>
                  </mrow>
                </mfrac>
              </mrow>
            </mrow>
            <mfrac>
              <mrow>
                <mi mathvariant="normal">∂</mi>
                <mtext>cos</mtext>
                <mi>γ</mi>
              </mrow>
              <mrow>
                <mi mathvariant="normal">∂</mi>
                <msub>
                  <mi>T</mi>
                  <mstyle mathsize="8pt">
                    <mrow>
                      <mi>α</mi>
                    </mrow>
                  </mstyle>
                </msub>
              </mrow>
            </mfrac>
            <mi>,</mi>
            <mrow>
              <mi>α</mi>
              <mi mathvariant="normal">=</mi>
              <mn>1</mn>
            </mrow>
            <mtext>.</mtext>
            <mtext>.</mtext>
            <mn>3</mn>
          </mrow>
        </mrow>
      </mstyle>
    </mrow>
    <annotation encoding="StarMath 5.0"> size 12{ {  { partial γ}  over  { partial S rSub { size 8{α} } } } = -  {  {1}  over  {"cos"γ} }  {  { partial "cos"γ}  over  { partial T rSub { size 8{α} } } } ,α=1 "."  "." 3} {}</annotation>
  </semantics>
</math>
</file>

<file path=Object 38/content.xml><?xml version="1.0" encoding="utf-8"?>
<math xmlns="http://www.w3.org/1998/Math/MathML">
  <semantics>
    <mrow>
      <mtable>
        <mtr>
          <mtd>
            <mrow>
              <mstyle mathsize="12pt">
                <mrow>
                  <mrow>
                    <mrow>
                      <mfrac>
                        <mrow>
                          <mi mathvariant="normal">∂</mi>
                          <mtext>cos</mtext>
                          <mi>γ</mi>
                        </mrow>
                        <mrow>
                          <mi mathvariant="normal">∂</mi>
                          <msub>
                            <mi>T</mi>
                            <mstyle mathsize="8pt">
                              <mrow>
                                <mi>α</mi>
                              </mrow>
                            </mstyle>
                          </msub>
                        </mrow>
                      </mfrac>
                      <mi mathvariant="normal">=</mi>
                      <mfrac>
                        <mn>1</mn>
                        <msub>
                          <mi>t</mi>
                          <mstyle mathsize="8pt">
                            <mrow>
                              <mn>1</mn>
                            </mrow>
                          </mstyle>
                        </msub>
                      </mfrac>
                    </mrow>
                    <mfenced open="" close="">
                      <mrow>
                        <mrow>
                          <mfrac>
                            <msub>
                              <mi>S</mi>
                              <mstyle mathsize="8pt">
                                <mrow>
                                  <mrow>
                                    <mi>α</mi>
                                    <mo stretchy="false">+</mo>
                                    <mn>6</mn>
                                  </mrow>
                                </mrow>
                              </mstyle>
                            </msub>
                            <msub>
                              <mi>r</mi>
                              <mstyle mathsize="8pt">
                                <mrow>
                                  <mn>3</mn>
                                </mrow>
                              </mstyle>
                            </msub>
                          </mfrac>
                          <mi mathvariant="normal">−</mi>
                          <mtext>cos</mtext>
                        </mrow>
                        <mi>γ</mi>
                        <mfrac>
                          <msub>
                            <mi>T</mi>
                            <mstyle mathsize="8pt">
                              <mrow>
                                <mi>α</mi>
                              </mrow>
                            </mstyle>
                          </msub>
                          <msub>
                            <mi>t</mi>
                            <mstyle mathsize="8pt">
                              <mrow>
                                <mn>1</mn>
                              </mrow>
                            </mstyle>
                          </msub>
                        </mfrac>
                      </mrow>
                    </mfenced>
                    <mi>,</mi>
                    <mrow>
                      <mi>α</mi>
                      <mi mathvariant="normal">=</mi>
                      <mn>1</mn>
                    </mrow>
                    <mtext>.</mtext>
                    <mtext>.</mtext>
                    <mn>3</mn>
                  </mrow>
                </mrow>
              </mstyle>
            </mrow>
          </mtd>
        </mtr>
        <mtr>
          <mtd>
            <mrow>
              <mrow>
                <mfrac>
                  <mrow>
                    <mi mathvariant="normal">∂</mi>
                    <mtext>cos</mtext>
                    <mi>γ</mi>
                  </mrow>
                  <mrow>
                    <mi mathvariant="normal">∂</mi>
                    <msub>
                      <mi>S</mi>
                      <mstyle mathsize="8pt">
                        <mrow>
                          <mi>α</mi>
                        </mrow>
                      </mstyle>
                    </msub>
                  </mrow>
                </mfrac>
                <mi mathvariant="normal">=</mi>
                <mfrac>
                  <mn>1</mn>
                  <msub>
                    <mi>r</mi>
                    <mstyle mathsize="8pt">
                      <mrow>
                        <mn>3</mn>
                      </mrow>
                    </mstyle>
                  </msub>
                </mfrac>
              </mrow>
              <mfenced open="" close="">
                <mrow>
                  <mrow>
                    <mfrac>
                      <msub>
                        <mi>T</mi>
                        <mstyle mathsize="8pt">
                          <mrow>
                            <mrow>
                              <mi>α</mi>
                              <mi mathvariant="normal">−</mi>
                              <mn>6</mn>
                            </mrow>
                          </mrow>
                        </mstyle>
                      </msub>
                      <msub>
                        <mi>t</mi>
                        <mstyle mathsize="8pt">
                          <mrow>
                            <mn>1</mn>
                          </mrow>
                        </mstyle>
                      </msub>
                    </mfrac>
                    <mi mathvariant="normal">−</mi>
                    <mtext>cos</mtext>
                  </mrow>
                  <mi>γ</mi>
                  <mfrac>
                    <msub>
                      <mi>S</mi>
                      <mstyle mathsize="8pt">
                        <mrow>
                          <mi>α</mi>
                        </mrow>
                      </mstyle>
                    </msub>
                    <msub>
                      <mi>r</mi>
                      <mstyle mathsize="8pt">
                        <mrow>
                          <mn>3</mn>
                        </mrow>
                      </mstyle>
                    </msub>
                  </mfrac>
                </mrow>
              </mfenced>
              <mi>,</mi>
              <mrow>
                <mi>α</mi>
                <mi mathvariant="normal">=</mi>
                <mn>7</mn>
              </mrow>
              <mtext>.</mtext>
              <mtext>.</mtext>
              <mn>9</mn>
            </mrow>
          </mtd>
        </mtr>
      </mtable>
    </mrow>
    <annotation encoding="StarMath 5.0">alignl { stack {
 size 12{ {  { partial "cos"γ}  over  { partial T rSub { size 8{α} } } } = {  {1}  over  {t rSub { size 8{1} } } }  left ( {  {S rSub { size 8{α+6} } }  over  {r rSub { size 8{3} } } }  - "cos"γ {  {T rSub { size 8{α} } }  over  {t rSub { size 8{1} } } }  right ),α=1 "."  "." 3}  {} # 
 {  { partial "cos"γ}  over  { partial S rSub { size 8{α} } } } = {  {1}  over  {r rSub { size 8{3} } } }  left ( {  {T rSub { size 8{α - 6} } }  over  {t rSub { size 8{1} } } }  - "cos"γ {  {S rSub { size 8{α} } }  over  {r rSub { size 8{3} } } }  right ),α=7 "."  "." 9 {} 
} 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row>
                <msub>
                  <munder accentunder="true">
                    <mi>r</mi>
                    <mo>̲</mo>
                  </munder>
                  <mstyle mathsize="8pt">
                    <mrow>
                      <mn>2</mn>
                    </mrow>
                  </mstyle>
                </msub>
                <mi mathvariant="normal">=</mi>
                <mrow>
                  <msub>
                    <munder accentunder="true">
                      <mi>x</mi>
                      <mo>̲</mo>
                    </munder>
                    <mstyle mathsize="8pt">
                      <mrow>
                        <mi>k</mi>
                      </mrow>
                    </mstyle>
                  </msub>
                  <mi mathvariant="normal">−</mi>
                  <msub>
                    <munder accentunder="true">
                      <mi>x</mi>
                      <mo>̲</mo>
                    </munder>
                    <mstyle mathsize="8pt">
                      <mrow>
                        <mi>j</mi>
                      </mrow>
                    </mstyle>
                  </msub>
                </mrow>
              </mrow>
              <mi mathvariant="normal">=</mi>
              <mfenced open="[" close="]">
                <mtable>
                  <mtr>
                    <mtd>
                      <mrow>
                        <msub>
                          <mi>S</mi>
                          <mstyle mathsize="8pt">
                            <mrow>
                              <mn>4</mn>
                            </mrow>
                          </mstyle>
                        </msub>
                      </mrow>
                    </mtd>
                  </mtr>
                  <mtr>
                    <mtd>
                      <mrow>
                        <msub>
                          <mi>S</mi>
                          <mstyle mathsize="8pt">
                            <mrow>
                              <mn>5</mn>
                            </mrow>
                          </mstyle>
                        </msub>
                      </mrow>
                    </mtd>
                  </mtr>
                  <mtr>
                    <mtd>
                      <msub>
                        <mi>S</mi>
                        <mstyle mathsize="8pt">
                          <mrow>
                            <mn>6</mn>
                          </mrow>
                        </mstyle>
                      </msub>
                    </mtd>
                  </mtr>
                </mtable>
              </mfenced>
            </mrow>
            <mi mathvariant="normal">=</mi>
            <mfenced open="[" close="]">
              <mtable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k1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j1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x</mi>
                          <mstyle mathsize="8pt">
                            <mrow>
                              <mi mathvariant="italic">k2</mi>
                            </mrow>
                          </mstyle>
                        </msub>
                        <mi mathvariant="normal">−</mi>
                        <msub>
                          <mi>x</mi>
                          <mstyle mathsize="8pt">
                            <mrow>
                              <mi mathvariant="italic">j2</mi>
                            </mrow>
                          </mstyle>
                        </msub>
                      </mrow>
                    </mrow>
                  </mtd>
                </mtr>
                <mtr>
                  <mtd>
                    <mrow>
                      <msub>
                        <mi>x</mi>
                        <mstyle mathsize="8pt">
                          <mrow>
                            <mi mathvariant="italic">k3</mi>
                          </mrow>
                        </mstyle>
                      </msub>
                      <mi mathvariant="normal">−</mi>
                      <msub>
                        <mi>x</mi>
                        <mstyle mathsize="8pt">
                          <mrow>
                            <mi mathvariant="italic">j3</mi>
                          </mrow>
                        </mstyle>
                      </msub>
                    </mrow>
                  </mtd>
                </mtr>
              </mtable>
            </mfenced>
          </mrow>
        </mrow>
      </mstyle>
    </mrow>
    <annotation encoding="StarMath 5.0"> size 12{ {underline  {r}}  rSub { size 8{2} } = {underline  {x}}  rSub { size 8{k} }  -  {underline  {x}}  rSub { size 8{j} } = left [ matrix {
S rSub { size 8{4} }  {} ##
S rSub { size 8{5} }  {} ##
S rSub { size 8{6} } 
}  right ]= left [ matrix {
x rSub { size 8{k1} }  - x rSub { size 8{j1} }  {} ##
x rSub { size 8{k2} }  - x rSub { size 8{j2} }  {} ##
x rSub { size 8{k3} }  - x rSub { size 8{j3} } 
}  right ]} {}</annotation>
  </semantics>
</math>
</file>

<file path=Object 5/content.xml><?xml version="1.0" encoding="utf-8"?>
<math xmlns="http://www.w3.org/1998/Math/MathML">
  <semantics>
    <mrow>
      <mstyle mathsize="12pt">
        <mrow>
          <mrow>
            <mtext>cos</mtext>
            <mrow>
              <mi>θ</mi>
              <mi mathvariant="normal">=</mi>
              <mfrac>
                <mrow>
                  <msub>
                    <munder accentunder="true">
                      <mi>r</mi>
                      <mo>̲</mo>
                    </munder>
                    <mstyle mathsize="8pt">
                      <mrow>
                        <mn>1</mn>
                      </mrow>
                    </mstyle>
                  </msub>
                  <mi mathvariant="normal">⋅</mi>
                  <msub>
                    <munder accentunder="true">
                      <mi>r</mi>
                      <mo>̲</mo>
                    </munder>
                    <mstyle mathsize="8pt">
                      <mrow>
                        <mn>2</mn>
                      </mrow>
                    </mstyle>
                  </msub>
                </mrow>
                <mrow>
                  <msub>
                    <mi>r</mi>
                    <mstyle mathsize="8pt">
                      <mrow>
                        <mn>1</mn>
                      </mrow>
                    </mstyle>
                  </msub>
                  <msub>
                    <mi>r</mi>
                    <mstyle mathsize="8pt">
                      <mrow>
                        <mn>2</mn>
                      </mrow>
                    </mstyle>
                  </msub>
                </mrow>
              </mfrac>
            </mrow>
          </mrow>
        </mrow>
      </mstyle>
    </mrow>
    <annotation encoding="StarMath 5.0"> size 12{"cos"θ= {  { {underline  {r}}  rSub { size 8{1} }  cdot  {underline  {r}}  rSub { size 8{2} } }  over  {r rSub { size 8{1} } r rSub { size 8{2} } } } 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∂</mi>
                  <mi>θ</mi>
                </mrow>
                <mrow>
                  <mi mathvariant="normal">∂</mi>
                  <msub>
                    <mi>x</mi>
                    <mstyle mathsize="8pt">
                      <mrow>
                        <mstyle mathvariant="italic">
                          <mrow>
                            <mtext>αβ</mtext>
                          </mrow>
                        </mstyle>
                      </mrow>
                    </mstyle>
                  </msub>
                </mrow>
              </mfrac>
              <mi mathvariant="normal">=</mi>
              <mrow>
                <munder>
                  <mi mathvariant="normal">∑</mi>
                  <mstyle mathsize="8pt">
                    <mrow>
                      <mi>λ</mi>
                    </mrow>
                  </mstyle>
                </munder>
                <mrow>
                  <mfrac>
                    <mrow>
                      <mi mathvariant="normal">∂</mi>
                      <mi>θ</mi>
                    </mrow>
                    <mrow>
                      <mi mathvariant="normal">∂</mi>
                      <msub>
                        <mi>S</mi>
                        <mstyle mathsize="8pt">
                          <mrow>
                            <mi>λ</mi>
                          </mrow>
                        </mstyle>
                      </msub>
                    </mrow>
                  </mfrac>
                  <mfrac>
                    <mrow>
                      <mi mathvariant="normal">∂</mi>
                      <msub>
                        <mi>S</mi>
                        <mstyle mathsize="8pt">
                          <mrow>
                            <mi>λ</mi>
                          </mrow>
                        </mstyle>
                      </msub>
                    </mrow>
                    <mrow>
                      <mi mathvariant="normal">∂</mi>
                      <msub>
                        <mi>x</mi>
                        <mstyle mathsize="8pt">
                          <mrow>
                            <mstyle mathvariant="italic">
                              <mrow>
                                <mtext>αβ</mtext>
                              </mrow>
                            </mstyle>
                          </mrow>
                        </mstyle>
                      </msub>
                    </mrow>
                  </mfrac>
                </mrow>
              </mrow>
            </mrow>
            <mi>,</mi>
            <mrow>
              <mi>α</mi>
              <mi mathvariant="normal">=</mi>
              <mrow>
                <mi stretchy="false" mathvariant="normal">{</mi>
                <mrow>
                  <mi>i</mi>
                  <mi>,</mi>
                  <mi>j</mi>
                  <mi>,</mi>
                  <mi>k</mi>
                </mrow>
                <mi stretchy="false" mathvariant="normal">}</mi>
              </mrow>
            </mrow>
            <mi>,</mi>
            <mrow>
              <mi>λ</mi>
              <mi mathvariant="normal">=</mi>
              <mn>1</mn>
            </mrow>
            <mtext>.</mtext>
            <mtext>.</mtext>
            <mn>6</mn>
          </mrow>
        </mrow>
      </mstyle>
    </mrow>
    <annotation encoding="StarMath 5.0"> size 12{ {  { partial θ}  over  { partial x rSub { size 8{ ital "αβ"} } } } = Sum cSub { size 8{λ} }  { {  { partial θ}  over  { partial S rSub { size 8{λ} } } }  {  { partial S rSub { size 8{λ} } }  over  { partial x rSub { size 8{ ital "αβ"} } } } } ,α= lbrace i,j,k rbrace ,λ=1 "."  "." 6} {}</annotation>
  </semantics>
</math>
</file>

<file path=Object 7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∂</mi>
                  <mi>θ</mi>
                </mrow>
                <mrow>
                  <mi mathvariant="normal">∂</mi>
                  <msub>
                    <mi>S</mi>
                    <mstyle mathsize="8pt">
                      <mrow>
                        <mi>α</mi>
                      </mrow>
                    </mstyle>
                  </msub>
                </mrow>
              </mfrac>
              <mi mathvariant="normal">=</mi>
              <mrow>
                <mi mathvariant="normal">−</mi>
                <mfrac>
                  <mn>1</mn>
                  <mrow>
                    <mtext>sin</mtext>
                    <mi>θ</mi>
                  </mrow>
                </mfrac>
              </mrow>
            </mrow>
            <mfrac>
              <mrow>
                <mi mathvariant="normal">∂</mi>
                <mtext>cos</mtext>
                <mi>θ</mi>
              </mrow>
              <mrow>
                <mi mathvariant="normal">∂</mi>
                <msub>
                  <mi>S</mi>
                  <mstyle mathsize="8pt">
                    <mrow>
                      <mi>α</mi>
                    </mrow>
                  </mstyle>
                </msub>
              </mrow>
            </mfrac>
            <mi>,</mi>
            <mrow>
              <mi>α</mi>
              <mi mathvariant="normal">=</mi>
              <mn>1</mn>
            </mrow>
            <mtext>.</mtext>
            <mtext>.</mtext>
            <mn>6</mn>
          </mrow>
        </mrow>
      </mstyle>
    </mrow>
    <annotation encoding="StarMath 5.0"> size 12{ {  { partial θ}  over  { partial S rSub { size 8{α} } } } = -  {  {1}  over  {"sin"θ} }  {  { partial "cos"θ}  over  { partial S rSub { size 8{α} } } } ,α=1 "."  "." 6} {}</annotation>
  </semantics>
</math>
</file>

<file path=Object 8/content.xml><?xml version="1.0" encoding="utf-8"?>
<math xmlns="http://www.w3.org/1998/Math/MathML">
  <semantics>
    <mrow>
      <mstyle mathsize="12pt">
        <mrow>
          <mrow>
            <mfrac>
              <mrow>
                <mi mathvariant="normal">∂</mi>
                <mtext>cos</mtext>
                <mi>θ</mi>
              </mrow>
              <mrow>
                <mi mathvariant="normal">∂</mi>
                <msub>
                  <mi>S</mi>
                  <mstyle mathsize="8pt">
                    <mrow>
                      <mi>α</mi>
                    </mrow>
                  </mstyle>
                </msub>
              </mrow>
            </mfrac>
            <mi mathvariant="normal">=</mi>
            <mrow>
              <mi stretchy="true" mathvariant="normal">{</mi>
              <mtable>
                <mtr>
                  <mtd>
                    <mrow>
                      <mfrac>
                        <mn>1</mn>
                        <msub>
                          <mi>b</mi>
                          <mstyle mathsize="8pt">
                            <mrow>
                              <mn>1</mn>
                            </mrow>
                          </mstyle>
                        </msub>
                      </mfrac>
                      <mfenced open="" close="">
                        <mrow>
                          <mrow>
                            <mfrac>
                              <msub>
                                <mi>S</mi>
                                <mstyle mathsize="8pt">
                                  <mrow>
                                    <mrow>
                                      <mi>α</mi>
                                      <mo stretchy="false">+</mo>
                                      <mn>3</mn>
                                    </mrow>
                                  </mrow>
                                </mstyle>
                              </msub>
                              <msub>
                                <mi>b</mi>
                                <mstyle mathsize="8pt">
                                  <mrow>
                                    <mn>2</mn>
                                  </mrow>
                                </mstyle>
                              </msub>
                            </mfrac>
                            <mi mathvariant="normal">−</mi>
                            <mtext>cos</mtext>
                          </mrow>
                          <mi>θ</mi>
                          <mfrac>
                            <msub>
                              <mi>S</mi>
                              <mstyle mathsize="8pt">
                                <mrow>
                                  <mi>α</mi>
                                </mrow>
                              </mstyle>
                            </msub>
                            <msub>
                              <mi>b</mi>
                              <mstyle mathsize="8pt">
                                <mrow>
                                  <mn>1</mn>
                                </mrow>
                              </mstyle>
                            </msub>
                          </mfrac>
                        </mrow>
                      </mfenced>
                      <mi>,</mi>
                      <mrow>
                        <mi>α</mi>
                        <mi mathvariant="normal">=</mi>
                        <mn>1</mn>
                      </mrow>
                      <mtext>.</mtext>
                      <mtext>.</mtext>
                      <mn>3</mn>
                    </mrow>
                  </mtd>
                </mtr>
                <mtr>
                  <mtd>
                    <mrow>
                      <mfrac>
                        <mn>1</mn>
                        <msub>
                          <mi>b</mi>
                          <mstyle mathsize="8pt">
                            <mrow>
                              <mn>2</mn>
                            </mrow>
                          </mstyle>
                        </msub>
                      </mfrac>
                      <mfenced open="" close="">
                        <mrow>
                          <mrow>
                            <mfrac>
                              <msub>
                                <mi>S</mi>
                                <mstyle mathsize="8pt">
                                  <mrow>
                                    <mrow>
                                      <mi>α</mi>
                                      <mi mathvariant="normal">−</mi>
                                      <mn>3</mn>
                                    </mrow>
                                  </mrow>
                                </mstyle>
                              </msub>
                              <msub>
                                <mi>b</mi>
                                <mstyle mathsize="8pt">
                                  <mrow>
                                    <mn>1</mn>
                                  </mrow>
                                </mstyle>
                              </msub>
                            </mfrac>
                            <mi mathvariant="normal">−</mi>
                            <mtext>cos</mtext>
                          </mrow>
                          <mi>θ</mi>
                          <mfrac>
                            <msub>
                              <mi>S</mi>
                              <mstyle mathsize="8pt">
                                <mrow>
                                  <mi>α</mi>
                                </mrow>
                              </mstyle>
                            </msub>
                            <msub>
                              <mi>b</mi>
                              <mstyle mathsize="8pt">
                                <mrow>
                                  <mn>2</mn>
                                </mrow>
                              </mstyle>
                            </msub>
                          </mfrac>
                        </mrow>
                      </mfenced>
                      <mi>,</mi>
                      <mrow>
                        <mi>α</mi>
                        <mi mathvariant="normal">=</mi>
                        <mn>4</mn>
                      </mrow>
                      <mtext>.</mtext>
                      <mtext>.</mtext>
                      <mn>6</mn>
                    </mrow>
                  </mtd>
                </mtr>
              </mtable>
            </mrow>
          </mrow>
        </mrow>
      </mstyle>
    </mrow>
    <annotation encoding="StarMath 5.0"> size 12{ {  { partial "cos"θ}  over  { partial S rSub { size 8{α} } } } = left lbrace  matrix {
 {  {1}  over  {b rSub { size 8{1} } } }  left ( {  {S rSub { size 8{α+3} } }  over  {b rSub { size 8{2} } } }  - "cos"θ {  {S rSub { size 8{α} } }  over  {b rSub { size 8{1} } } }  right ),α=1 "."  "." 3 {} ##
 {  {1}  over  {b rSub { size 8{2} } } }  left ( {  {S rSub { size 8{α - 3} } }  over  {b rSub { size 8{1} } } }  - "cos"θ {  {S rSub { size 8{α} } }  over  {b rSub { size 8{2} } } }  right ),α=4 "."  "." 6
}  right none 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row>
                <mrow>
                  <mrow>
                    <mfrac>
                      <mrow>
                        <mi mathvariant="normal">∂</mi>
                        <msub>
                          <mi>S</mi>
                          <mstyle mathsize="8pt">
                            <mrow>
                              <mi>α</mi>
                            </mrow>
                          </mstyle>
                        </msub>
                      </mrow>
                      <mrow>
                        <mi mathvariant="normal">∂</mi>
                        <msub>
                          <mi>x</mi>
                          <mstyle mathsize="8pt">
                            <mrow>
                              <mi mathvariant="italic">iβ</mi>
                            </mrow>
                          </mstyle>
                        </msub>
                      </mrow>
                    </mfrac>
                    <mi mathvariant="normal">=</mi>
                    <mfrac>
                      <mrow>
                        <mi mathvariant="normal">∂</mi>
                        <msub>
                          <mi>S</mi>
                          <mstyle mathsize="8pt">
                            <mrow>
                              <mrow>
                                <mi>α</mi>
                                <mo stretchy="false">+</mo>
                                <mn>3</mn>
                              </mrow>
                            </mrow>
                          </mstyle>
                        </msub>
                      </mrow>
                      <mrow>
                        <mi mathvariant="normal">∂</mi>
                        <msub>
                          <mi>x</mi>
                          <mstyle mathsize="8pt">
                            <mrow>
                              <mi mathvariant="italic">kβ</mi>
                            </mrow>
                          </mstyle>
                        </msub>
                      </mrow>
                    </mfrac>
                  </mrow>
                  <mi mathvariant="normal">=</mi>
                  <mrow>
                    <mi mathvariant="normal">−</mi>
                    <mfrac>
                      <mrow>
                        <mi mathvariant="normal">∂</mi>
                        <msub>
                          <mi>S</mi>
                          <mstyle mathsize="8pt">
                            <mrow>
                              <mi>α</mi>
                            </mrow>
                          </mstyle>
                        </msub>
                      </mrow>
                      <mrow>
                        <mi mathvariant="normal">∂</mi>
                        <msub>
                          <mi>x</mi>
                          <mstyle mathsize="8pt">
                            <mrow>
                              <mi mathvariant="italic">jβ</mi>
                            </mrow>
                          </mstyle>
                        </msub>
                      </mrow>
                    </mfrac>
                  </mrow>
                </mrow>
                <mi mathvariant="normal">=</mi>
                <mrow>
                  <mi mathvariant="normal">−</mi>
                  <mfrac>
                    <mrow>
                      <mi mathvariant="normal">∂</mi>
                      <msub>
                        <mi>S</mi>
                        <mstyle mathsize="8pt">
                          <mrow>
                            <mrow>
                              <mi>α</mi>
                              <mo stretchy="false">+</mo>
                              <mn>3</mn>
                            </mrow>
                          </mrow>
                        </mstyle>
                      </msub>
                    </mrow>
                    <mrow>
                      <mi mathvariant="normal">∂</mi>
                      <msub>
                        <mi>x</mi>
                        <mstyle mathsize="8pt">
                          <mrow>
                            <mi mathvariant="italic">jβ</mi>
                          </mrow>
                        </mstyle>
                      </msub>
                    </mrow>
                  </mfrac>
                </mrow>
              </mrow>
              <mi mathvariant="normal">=</mi>
              <msub>
                <mi>δ</mi>
                <mstyle mathsize="8pt">
                  <mrow>
                    <mstyle mathvariant="italic">
                      <mrow>
                        <mtext>αβ</mtext>
                      </mrow>
                    </mstyle>
                  </mrow>
                </mstyle>
              </msub>
            </mrow>
            <mi>,</mi>
            <mrow>
              <mi>α</mi>
              <mi mathvariant="normal">=</mi>
              <mn>1</mn>
            </mrow>
            <mtext>.</mtext>
            <mtext>.</mtext>
            <mn>3</mn>
          </mrow>
        </mrow>
      </mstyle>
    </mrow>
    <annotation encoding="StarMath 5.0"> size 12{ {  { partial S rSub { size 8{α} } }  over  { partial x rSub { size 8{iβ} } } } = {  { partial S rSub { size 8{α+3} } }  over  { partial x rSub { size 8{kβ} } } } = -  {  { partial S rSub { size 8{α} } }  over  { partial x rSub { size 8{jβ} } } } = -  {  { partial S rSub { size 8{α+3} } }  over  { partial x rSub { size 8{jβ} } } } =δ rSub { size 8{ ital "αβ"} } ,α=1 "."  "." 3} {}</annotation>
  </semantics>
</math>
</file>